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8575in"/>
    </style:style>
    <style:style style:name="co5" style:family="table-column">
      <style:table-column-properties fo:break-before="auto" style:column-width="2.8709in"/>
    </style:style>
    <style:style style:name="co6" style:family="table-column">
      <style:table-column-properties fo:break-before="auto" style:column-width="4.2701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id_prov</text:p>
          </table:table-cell>
          <table:table-cell office:value-type="string">
            <text:p>prov</text:p>
          </table:table-cell>
          <table:table-cell office:value-type="string">
            <text:p>var1</text:p>
          </table:table-cell>
          <table:table-cell office:value-type="string">
            <text:p>var2</text:p>
          </table:table-cell>
          <table:table-cell office:value-type="string">
            <text:p>svar1</text:p>
          </table:table-cell>
          <table:table-cell office:value-type="string">
            <text:p>svar2</text:p>
          </table:table-cell>
          <table:table-cell office:value-type="string">
            <text:p>value</text:p>
          </table:table-cell>
          <table:table-cell office:value-type="string">
            <text:p>value_abs</text:p>
          </table:table-cell>
          <table:table-cell office:value-type="string">
            <text:p>covar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V00_10_PORC</text:p>
          </table:table-cell>
          <table:table-cell office:value-type="string">
            <text:p>H__14_07_PORC</text:p>
          </table:table-cell>
          <table:table-cell office:value-type="string">
            <text:p>Otros PORC</text:p>
          </table:table-cell>
          <table:table-cell office:value-type="string">
            <text:p>Otro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V00_07_PORC</text:p>
          </table:table-cell>
          <table:table-cell office:value-type="string">
            <text:p>V__TIPVV_01_PORC</text:p>
          </table:table-cell>
          <table:table-cell office:value-type="string">
            <text:p>Cuartel PORC</text:p>
          </table:table-cell>
          <table:table-cell office:value-type="string">
            <text:p>Viviendas particulares PORC</text:p>
          </table:table-cell>
          <table:table-cell office:value-type="float" office:value="-935">
            <text:p>-935</text:p>
          </table:table-cell>
          <table:table-cell office:value-type="float" office:value="935">
            <text:p>935</text:p>
          </table:table-cell>
          <table:table-cell office:value-type="float" office:value="-5895">
            <text:p>-589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V00_07_PORC</text:p>
          </table:table-cell>
          <table:table-cell office:value-type="string">
            <text:p>V__TIPVV_01_PORC</text:p>
          </table:table-cell>
          <table:table-cell office:value-type="string">
            <text:p>Cuartel PORC</text:p>
          </table:table-cell>
          <table:table-cell office:value-type="string">
            <text:p>Viviendas particulares PORC</text:p>
          </table:table-cell>
          <table:table-cell office:value-type="float" office:value="-913">
            <text:p>-913</text:p>
          </table:table-cell>
          <table:table-cell office:value-type="float" office:value="913">
            <text:p>913</text:p>
          </table:table-cell>
          <table:table-cell office:value-type="float" office:value="-1239">
            <text:p>-123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V00_07_PORC</text:p>
          </table:table-cell>
          <table:table-cell office:value-type="string">
            <text:p>V__TIPVV_02_PORC</text:p>
          </table:table-cell>
          <table:table-cell office:value-type="string">
            <text:p>Cuartel PORC</text:p>
          </table:table-cell>
          <table:table-cell office:value-type="string">
            <text:p>Viviendas colectivas PORC</text:p>
          </table:table-cell>
          <table:table-cell table:number-columns-repeated="2" office:value-type="float" office:value="935">
            <text:p>935</text:p>
          </table:table-cell>
          <table:table-cell office:value-type="float" office:value="5895">
            <text:p>589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V00_07_PORC</text:p>
          </table:table-cell>
          <table:table-cell office:value-type="string">
            <text:p>V__TIPVV_02_PORC</text:p>
          </table:table-cell>
          <table:table-cell office:value-type="string">
            <text:p>Cuartel PORC</text:p>
          </table:table-cell>
          <table:table-cell office:value-type="string">
            <text:p>Viviendas colectivas PORC</text:p>
          </table:table-cell>
          <table:table-cell table:number-columns-repeated="2" office:value-type="float" office:value="913">
            <text:p>913</text:p>
          </table:table-cell>
          <table:table-cell office:value-type="float" office:value="1239">
            <text:p>123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V00_05_PORC</text:p>
          </table:table-cell>
          <table:table-cell office:value-type="string">
            <text:p>V__TIPVV_01_PORC</text:p>
          </table:table-cell>
          <table:table-cell office:value-type="string">
            <text:p>Hospital PORC</text:p>
          </table:table-cell>
          <table:table-cell office:value-type="string">
            <text:p>Viviendas particulares PORC</text:p>
          </table:table-cell>
          <table:table-cell office:value-type="float" office:value="-932">
            <text:p>-932</text:p>
          </table:table-cell>
          <table:table-cell office:value-type="float" office:value="932">
            <text:p>932</text:p>
          </table:table-cell>
          <table:table-cell office:value-type="float" office:value="-1504">
            <text:p>-150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V00_05_PORC</text:p>
          </table:table-cell>
          <table:table-cell office:value-type="string">
            <text:p>V__TIPVV_02_PORC</text:p>
          </table:table-cell>
          <table:table-cell office:value-type="string">
            <text:p>Hospital PORC</text:p>
          </table:table-cell>
          <table:table-cell office:value-type="string">
            <text:p>Viviendas colectivas PORC</text:p>
          </table:table-cell>
          <table:table-cell table:number-columns-repeated="2" office:value-type="float" office:value="932">
            <text:p>932</text:p>
          </table:table-cell>
          <table:table-cell office:value-type="float" office:value="1504">
            <text:p>15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V00_04_PORC</text:p>
          </table:table-cell>
          <table:table-cell office:value-type="string">
            <text:p>V__TIPVV_01_PORC</text:p>
          </table:table-cell>
          <table:table-cell office:value-type="string">
            <text:p>Campamento/obrador PORC</text:p>
          </table:table-cell>
          <table:table-cell office:value-type="string">
            <text:p>Viviendas particulares PORC</text:p>
          </table:table-cell>
          <table:table-cell office:value-type="float" office:value="-932">
            <text:p>-932</text:p>
          </table:table-cell>
          <table:table-cell office:value-type="float" office:value="932">
            <text:p>932</text:p>
          </table:table-cell>
          <table:table-cell office:value-type="float" office:value="-2174">
            <text:p>-217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V00_04_PORC</text:p>
          </table:table-cell>
          <table:table-cell office:value-type="string">
            <text:p>V__TIPVV_02_PORC</text:p>
          </table:table-cell>
          <table:table-cell office:value-type="string">
            <text:p>Campamento/obrador PORC</text:p>
          </table:table-cell>
          <table:table-cell office:value-type="string">
            <text:p>Viviendas colectivas PORC</text:p>
          </table:table-cell>
          <table:table-cell table:number-columns-repeated="2" office:value-type="float" office:value="932">
            <text:p>932</text:p>
          </table:table-cell>
          <table:table-cell office:value-type="float" office:value="2174">
            <text:p>217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V00_02_PORC</text:p>
          </table:table-cell>
          <table:table-cell office:value-type="string">
            <text:p>V__01_09_PORC</text:p>
          </table:table-cell>
          <table:table-cell office:value-type="string">
            <text:p>Hogar de menores PORC</text:p>
          </table:table-cell>
          <table:table-cell office:value-type="string">
            <text:p>Persona/s viviendo en la calle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1568843">
            <text:p>-156884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914">
            <text:p>-914</text:p>
          </table:table-cell>
          <table:table-cell office:value-type="float" office:value="914">
            <text:p>914</text:p>
          </table:table-cell>
          <table:table-cell office:value-type="float" office:value="-1361639">
            <text:p>-136163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1150787">
            <text:p>-115078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936">
            <text:p>-936</text:p>
          </table:table-cell>
          <table:table-cell office:value-type="float" office:value="936">
            <text:p>936</text:p>
          </table:table-cell>
          <table:table-cell office:value-type="float" office:value="-2077598">
            <text:p>-207759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939">
            <text:p>-939</text:p>
          </table:table-cell>
          <table:table-cell office:value-type="float" office:value="939">
            <text:p>939</text:p>
          </table:table-cell>
          <table:table-cell office:value-type="float" office:value="-2103625">
            <text:p>-210362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V__URP_03_PORC</text:p>
          </table:table-cell>
          <table:table-cell office:value-type="string">
            <text:p>H__14_01_PORC</text:p>
          </table:table-cell>
          <table:table-cell office:value-type="string">
            <text:p>Area Rural disperso PORC</text:p>
          </table:table-cell>
          <table:table-cell office:value-type="string">
            <text:p>Gas de red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1884137">
            <text:p>-188413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URP_03_PORC</text:p>
          </table:table-cell>
          <table:table-cell office:value-type="string">
            <text:p>H__14_06_PORC</text:p>
          </table:table-cell>
          <table:table-cell office:value-type="string">
            <text:p>Area Rural dispers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25">
            <text:p>925</text:p>
          </table:table-cell>
          <table:table-cell office:value-type="float" office:value="489421">
            <text:p>48942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URP_03_PORC</text:p>
          </table:table-cell>
          <table:table-cell office:value-type="string">
            <text:p>H__19A_01_PORC</text:p>
          </table:table-cell>
          <table:table-cell office:value-type="string">
            <text:p>Area Rural disperso PORC</text:p>
          </table:table-cell>
          <table:table-cell office:value-type="string">
            <text:p>Con Heladera PORC</text:p>
          </table:table-cell>
          <table:table-cell office:value-type="float" office:value="-927">
            <text:p>-927</text:p>
          </table:table-cell>
          <table:table-cell office:value-type="float" office:value="927">
            <text:p>927</text:p>
          </table:table-cell>
          <table:table-cell office:value-type="float" office:value="-697243">
            <text:p>-69724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URP_03_PORC</text:p>
          </table:table-cell>
          <table:table-cell office:value-type="string">
            <text:p>H__19A_02_PORC</text:p>
          </table:table-cell>
          <table:table-cell office:value-type="string">
            <text:p>Area Rural disperso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697243">
            <text:p>69724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URP_03_PORC</text:p>
          </table:table-cell>
          <table:table-cell office:value-type="string">
            <text:p>H__PROP_05_PORC</text:p>
          </table:table-cell>
          <table:table-cell office:value-type="string">
            <text:p>Area Rural disperso PORC</text:p>
          </table:table-cell>
          <table:table-cell office:value-type="string">
            <text:p>Ocupante por trabajo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884061">
            <text:p>88406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237247">
            <text:p>23724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61">
            <text:p>961</text:p>
          </table:table-cell>
          <table:table-cell office:value-type="float" office:value="261599">
            <text:p>26159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10">
            <text:p>910</text:p>
          </table:table-cell>
          <table:table-cell office:value-type="float" office:value="215583">
            <text:p>21558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70">
            <text:p>970</text:p>
          </table:table-cell>
          <table:table-cell office:value-type="float" office:value="136246">
            <text:p>13624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91">
            <text:p>991</text:p>
          </table:table-cell>
          <table:table-cell office:value-type="float" office:value="463656">
            <text:p>46365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60">
            <text:p>960</text:p>
          </table:table-cell>
          <table:table-cell office:value-type="float" office:value="362137">
            <text:p>36213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84469">
            <text:p>18446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58">
            <text:p>958</text:p>
          </table:table-cell>
          <table:table-cell office:value-type="float" office:value="265419">
            <text:p>26541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77">
            <text:p>977</text:p>
          </table:table-cell>
          <table:table-cell office:value-type="float" office:value="299749">
            <text:p>2997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59">
            <text:p>959</text:p>
          </table:table-cell>
          <table:table-cell office:value-type="float" office:value="286157">
            <text:p>28615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350953">
            <text:p>35095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74">
            <text:p>974</text:p>
          </table:table-cell>
          <table:table-cell office:value-type="float" office:value="227830">
            <text:p>22783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131770">
            <text:p>13177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57">
            <text:p>957</text:p>
          </table:table-cell>
          <table:table-cell office:value-type="float" office:value="226845">
            <text:p>22684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28">
            <text:p>928</text:p>
          </table:table-cell>
          <table:table-cell office:value-type="float" office:value="157608">
            <text:p>15760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231937">
            <text:p>23193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TIPVV_02_PORC</text:p>
          </table:table-cell>
          <table:table-cell office:value-type="string">
            <text:p>V__V00_04_PORC</text:p>
          </table:table-cell>
          <table:table-cell office:value-type="string">
            <text:p>Viviendas colectivas PORC</text:p>
          </table:table-cell>
          <table:table-cell office:value-type="string">
            <text:p>Campamento/obrador PORC</text:p>
          </table:table-cell>
          <table:table-cell table:number-columns-repeated="2" office:value-type="float" office:value="932">
            <text:p>932</text:p>
          </table:table-cell>
          <table:table-cell office:value-type="float" office:value="2174">
            <text:p>217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TIPVV_02_PORC</text:p>
          </table:table-cell>
          <table:table-cell office:value-type="string">
            <text:p>V__V00_05_PORC</text:p>
          </table:table-cell>
          <table:table-cell office:value-type="string">
            <text:p>Viviendas colectivas PORC</text:p>
          </table:table-cell>
          <table:table-cell office:value-type="string">
            <text:p>Hospital PORC</text:p>
          </table:table-cell>
          <table:table-cell table:number-columns-repeated="2" office:value-type="float" office:value="932">
            <text:p>932</text:p>
          </table:table-cell>
          <table:table-cell office:value-type="float" office:value="1504">
            <text:p>150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TIPVV_02_PORC</text:p>
          </table:table-cell>
          <table:table-cell office:value-type="string">
            <text:p>V__V00_07_PORC</text:p>
          </table:table-cell>
          <table:table-cell office:value-type="string">
            <text:p>Viviendas colectivas PORC</text:p>
          </table:table-cell>
          <table:table-cell office:value-type="string">
            <text:p>Cuartel PORC</text:p>
          </table:table-cell>
          <table:table-cell table:number-columns-repeated="2" office:value-type="float" office:value="935">
            <text:p>935</text:p>
          </table:table-cell>
          <table:table-cell office:value-type="float" office:value="5895">
            <text:p>589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TIPVV_02_PORC</text:p>
          </table:table-cell>
          <table:table-cell office:value-type="string">
            <text:p>V__V00_07_PORC</text:p>
          </table:table-cell>
          <table:table-cell office:value-type="string">
            <text:p>Viviendas colectivas PORC</text:p>
          </table:table-cell>
          <table:table-cell office:value-type="string">
            <text:p>Cuartel PORC</text:p>
          </table:table-cell>
          <table:table-cell table:number-columns-repeated="2" office:value-type="float" office:value="913">
            <text:p>913</text:p>
          </table:table-cell>
          <table:table-cell office:value-type="float" office:value="1239">
            <text:p>123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TIPVV_01_PORC</text:p>
          </table:table-cell>
          <table:table-cell office:value-type="string">
            <text:p>V__V00_04_PORC</text:p>
          </table:table-cell>
          <table:table-cell office:value-type="string">
            <text:p>Viviendas particulares PORC</text:p>
          </table:table-cell>
          <table:table-cell office:value-type="string">
            <text:p>Campamento/obrador PORC</text:p>
          </table:table-cell>
          <table:table-cell office:value-type="float" office:value="-932">
            <text:p>-932</text:p>
          </table:table-cell>
          <table:table-cell office:value-type="float" office:value="932">
            <text:p>932</text:p>
          </table:table-cell>
          <table:table-cell office:value-type="float" office:value="-2174">
            <text:p>-217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TIPVV_01_PORC</text:p>
          </table:table-cell>
          <table:table-cell office:value-type="string">
            <text:p>V__V00_05_PORC</text:p>
          </table:table-cell>
          <table:table-cell office:value-type="string">
            <text:p>Viviendas particulares PORC</text:p>
          </table:table-cell>
          <table:table-cell office:value-type="string">
            <text:p>Hospital PORC</text:p>
          </table:table-cell>
          <table:table-cell office:value-type="float" office:value="-932">
            <text:p>-932</text:p>
          </table:table-cell>
          <table:table-cell office:value-type="float" office:value="932">
            <text:p>932</text:p>
          </table:table-cell>
          <table:table-cell office:value-type="float" office:value="-1504">
            <text:p>-150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TIPVV_01_PORC</text:p>
          </table:table-cell>
          <table:table-cell office:value-type="string">
            <text:p>V__V00_07_PORC</text:p>
          </table:table-cell>
          <table:table-cell office:value-type="string">
            <text:p>Viviendas particulares PORC</text:p>
          </table:table-cell>
          <table:table-cell office:value-type="string">
            <text:p>Cuartel PORC</text:p>
          </table:table-cell>
          <table:table-cell office:value-type="float" office:value="-935">
            <text:p>-935</text:p>
          </table:table-cell>
          <table:table-cell office:value-type="float" office:value="935">
            <text:p>935</text:p>
          </table:table-cell>
          <table:table-cell office:value-type="float" office:value="-5895">
            <text:p>-589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TIPVV_01_PORC</text:p>
          </table:table-cell>
          <table:table-cell office:value-type="string">
            <text:p>V__V00_07_PORC</text:p>
          </table:table-cell>
          <table:table-cell office:value-type="string">
            <text:p>Viviendas particulares PORC</text:p>
          </table:table-cell>
          <table:table-cell office:value-type="string">
            <text:p>Cuartel PORC</text:p>
          </table:table-cell>
          <table:table-cell office:value-type="float" office:value="-913">
            <text:p>-913</text:p>
          </table:table-cell>
          <table:table-cell office:value-type="float" office:value="913">
            <text:p>913</text:p>
          </table:table-cell>
          <table:table-cell office:value-type="float" office:value="-1239">
            <text:p>-123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237247">
            <text:p>23724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61">
            <text:p>961</text:p>
          </table:table-cell>
          <table:table-cell office:value-type="float" office:value="261599">
            <text:p>26159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10">
            <text:p>910</text:p>
          </table:table-cell>
          <table:table-cell office:value-type="float" office:value="215583">
            <text:p>21558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70">
            <text:p>970</text:p>
          </table:table-cell>
          <table:table-cell office:value-type="float" office:value="136246">
            <text:p>13624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91">
            <text:p>991</text:p>
          </table:table-cell>
          <table:table-cell office:value-type="float" office:value="463656">
            <text:p>46365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60">
            <text:p>960</text:p>
          </table:table-cell>
          <table:table-cell office:value-type="float" office:value="362137">
            <text:p>36213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84469">
            <text:p>18446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58">
            <text:p>958</text:p>
          </table:table-cell>
          <table:table-cell office:value-type="float" office:value="265419">
            <text:p>26541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77">
            <text:p>977</text:p>
          </table:table-cell>
          <table:table-cell office:value-type="float" office:value="299749">
            <text:p>2997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59">
            <text:p>959</text:p>
          </table:table-cell>
          <table:table-cell office:value-type="float" office:value="286157">
            <text:p>28615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350953">
            <text:p>35095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74">
            <text:p>974</text:p>
          </table:table-cell>
          <table:table-cell office:value-type="float" office:value="227830">
            <text:p>22783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131770">
            <text:p>13177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57">
            <text:p>957</text:p>
          </table:table-cell>
          <table:table-cell office:value-type="float" office:value="226845">
            <text:p>22684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28">
            <text:p>928</text:p>
          </table:table-cell>
          <table:table-cell office:value-type="float" office:value="157608">
            <text:p>15760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231937">
            <text:p>23193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01_09_PORC</text:p>
          </table:table-cell>
          <table:table-cell office:value-type="string">
            <text:p>V__V00_02_PORC</text:p>
          </table:table-cell>
          <table:table-cell office:value-type="string">
            <text:p>Persona/s viviendo en la calle PORC</text:p>
          </table:table-cell>
          <table:table-cell office:value-type="string">
            <text:p>Hogar de menores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01_03_PORC</text:p>
          </table:table-cell>
          <table:table-cell office:value-type="string">
            <text:p>H__ALGUNBI_02_PORC</text:p>
          </table:table-cell>
          <table:table-cell office:value-type="string">
            <text:p>Casilla PORC</text:p>
          </table:table-cell>
          <table:table-cell office:value-type="string">
            <text:p>Al menos un indicador NBI PORC</text:p>
          </table:table-cell>
          <table:table-cell table:number-columns-repeated="2" office:value-type="float" office:value="955">
            <text:p>955</text:p>
          </table:table-cell>
          <table:table-cell office:value-type="float" office:value="295703">
            <text:p>29570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01_02_PORC</text:p>
          </table:table-cell>
          <table:table-cell office:value-type="string">
            <text:p>H__05_03_PORC</text:p>
          </table:table-cell>
          <table:table-cell office:value-type="string">
            <text:p>Rancho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29">
            <text:p>929</text:p>
          </table:table-cell>
          <table:table-cell office:value-type="float" office:value="764808">
            <text:p>7648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01_02_PORC</text:p>
          </table:table-cell>
          <table:table-cell office:value-type="string">
            <text:p>H__06_07_PORC</text:p>
          </table:table-cell>
          <table:table-cell office:value-type="string">
            <text:p>Rancho PORC</text:p>
          </table:table-cell>
          <table:table-cell office:value-type="string">
            <text:p>Caña, palma, tabla o paja con o sin barro PORC</text:p>
          </table:table-cell>
          <table:table-cell table:number-columns-repeated="2" office:value-type="float" office:value="950">
            <text:p>950</text:p>
          </table:table-cell>
          <table:table-cell office:value-type="float" office:value="679970">
            <text:p>67997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01_02_PORC</text:p>
          </table:table-cell>
          <table:table-cell office:value-type="string">
            <text:p>H__09_03_PORC</text:p>
          </table:table-cell>
          <table:table-cell office:value-type="string">
            <text:p>Rancho PORC</text:p>
          </table:table-cell>
          <table:table-cell office:value-type="string">
            <text:p>Perforación con bomba manual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731">
            <text:p>173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309811">
            <text:p>-30981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24">
            <text:p>-924</text:p>
          </table:table-cell>
          <table:table-cell office:value-type="float" office:value="924">
            <text:p>924</text:p>
          </table:table-cell>
          <table:table-cell office:value-type="float" office:value="-429041">
            <text:p>-42904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26">
            <text:p>-926</text:p>
          </table:table-cell>
          <table:table-cell office:value-type="float" office:value="926">
            <text:p>926</text:p>
          </table:table-cell>
          <table:table-cell office:value-type="float" office:value="-317269">
            <text:p>-31726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10">
            <text:p>-910</text:p>
          </table:table-cell>
          <table:table-cell office:value-type="float" office:value="910">
            <text:p>910</text:p>
          </table:table-cell>
          <table:table-cell office:value-type="float" office:value="-355149">
            <text:p>-35514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41">
            <text:p>-941</text:p>
          </table:table-cell>
          <table:table-cell office:value-type="float" office:value="941">
            <text:p>941</text:p>
          </table:table-cell>
          <table:table-cell office:value-type="float" office:value="-408192">
            <text:p>-40819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31">
            <text:p>-931</text:p>
          </table:table-cell>
          <table:table-cell office:value-type="float" office:value="931">
            <text:p>931</text:p>
          </table:table-cell>
          <table:table-cell office:value-type="float" office:value="-250311">
            <text:p>-2503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20">
            <text:p>-920</text:p>
          </table:table-cell>
          <table:table-cell office:value-type="float" office:value="920">
            <text:p>920</text:p>
          </table:table-cell>
          <table:table-cell office:value-type="float" office:value="-104389">
            <text:p>-10438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385164">
            <text:p>-38516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33">
            <text:p>-933</text:p>
          </table:table-cell>
          <table:table-cell office:value-type="float" office:value="933">
            <text:p>933</text:p>
          </table:table-cell>
          <table:table-cell office:value-type="float" office:value="-424323">
            <text:p>-42432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30">
            <text:p>-930</text:p>
          </table:table-cell>
          <table:table-cell office:value-type="float" office:value="930">
            <text:p>930</text:p>
          </table:table-cell>
          <table:table-cell office:value-type="float" office:value="-312992">
            <text:p>-31299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378609">
            <text:p>-37860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366833">
            <text:p>-3668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16">
            <text:p>-916</text:p>
          </table:table-cell>
          <table:table-cell office:value-type="float" office:value="916">
            <text:p>916</text:p>
          </table:table-cell>
          <table:table-cell office:value-type="float" office:value="-257192">
            <text:p>-25719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12">
            <text:p>-912</text:p>
          </table:table-cell>
          <table:table-cell office:value-type="float" office:value="912">
            <text:p>912</text:p>
          </table:table-cell>
          <table:table-cell office:value-type="float" office:value="-342805">
            <text:p>-34280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21">
            <text:p>921</text:p>
          </table:table-cell>
          <table:table-cell office:value-type="float" office:value="435458">
            <text:p>43545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313968">
            <text:p>31396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44">
            <text:p>944</text:p>
          </table:table-cell>
          <table:table-cell office:value-type="float" office:value="442416">
            <text:p>44241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51">
            <text:p>951</text:p>
          </table:table-cell>
          <table:table-cell office:value-type="float" office:value="326698">
            <text:p>32669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374994">
            <text:p>37499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47">
            <text:p>947</text:p>
          </table:table-cell>
          <table:table-cell office:value-type="float" office:value="412478">
            <text:p>41247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31">
            <text:p>931</text:p>
          </table:table-cell>
          <table:table-cell office:value-type="float" office:value="250311">
            <text:p>2503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29">
            <text:p>929</text:p>
          </table:table-cell>
          <table:table-cell office:value-type="float" office:value="105061">
            <text:p>10506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250630">
            <text:p>25063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398275">
            <text:p>39827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54">
            <text:p>954</text:p>
          </table:table-cell>
          <table:table-cell office:value-type="float" office:value="440185">
            <text:p>44018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390685">
            <text:p>39068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349345">
            <text:p>34934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33">
            <text:p>933</text:p>
          </table:table-cell>
          <table:table-cell office:value-type="float" office:value="313909">
            <text:p>31390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395649">
            <text:p>39564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373084">
            <text:p>37308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45">
            <text:p>945</text:p>
          </table:table-cell>
          <table:table-cell office:value-type="float" office:value="266549">
            <text:p>26654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360213">
            <text:p>36021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441661">
            <text:p>44166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264294">
            <text:p>26429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293234">
            <text:p>29323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243301">
            <text:p>24330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355362">
            <text:p>35536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302853">
            <text:p>30285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40">
            <text:p>940</text:p>
          </table:table-cell>
          <table:table-cell office:value-type="float" office:value="196594">
            <text:p>1965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19">
            <text:p>919</text:p>
          </table:table-cell>
          <table:table-cell office:value-type="float" office:value="206396">
            <text:p>20639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46">
            <text:p>946</text:p>
          </table:table-cell>
          <table:table-cell office:value-type="float" office:value="335173">
            <text:p>33517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297032">
            <text:p>29703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178521">
            <text:p>17852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262934">
            <text:p>26293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H__05_01_PORC</text:p>
          </table:table-cell>
          <table:table-cell office:value-type="string">
            <text:p>Si tiliza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35">
            <text:p>935</text:p>
          </table:table-cell>
          <table:table-cell office:value-type="float" office:value="650556">
            <text:p>6505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P__12_01_PORC</text:p>
          </table:table-cell>
          <table:table-cell office:value-type="string">
            <text:p>H__05_01_PORC</text:p>
          </table:table-cell>
          <table:table-cell office:value-type="string">
            <text:p>Si tiliza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544303">
            <text:p>54430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H__08_01_PORC</text:p>
          </table:table-cell>
          <table:table-cell office:value-type="string">
            <text:p>Si tiliza computadora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05">
            <text:p>905</text:p>
          </table:table-cell>
          <table:table-cell office:value-type="float" office:value="686035">
            <text:p>68603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H__11_01_PORC</text:p>
          </table:table-cell>
          <table:table-cell office:value-type="string">
            <text:p>Si tiliza computador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654607">
            <text:p>65460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7">
            <text:p>947</text:p>
          </table:table-cell>
          <table:table-cell office:value-type="float" office:value="464250">
            <text:p>4642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310757">
            <text:p>31075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54">
            <text:p>954</text:p>
          </table:table-cell>
          <table:table-cell office:value-type="float" office:value="439074">
            <text:p>43907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57">
            <text:p>957</text:p>
          </table:table-cell>
          <table:table-cell office:value-type="float" office:value="332695">
            <text:p>33269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372529">
            <text:p>3725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499533">
            <text:p>4995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415973">
            <text:p>41597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4">
            <text:p>944</text:p>
          </table:table-cell>
          <table:table-cell office:value-type="float" office:value="249089">
            <text:p>24908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257768">
            <text:p>25776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388236">
            <text:p>38823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58">
            <text:p>958</text:p>
          </table:table-cell>
          <table:table-cell office:value-type="float" office:value="318618">
            <text:p>31861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61">
            <text:p>961</text:p>
          </table:table-cell>
          <table:table-cell office:value-type="float" office:value="436860">
            <text:p>4368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50">
            <text:p>950</text:p>
          </table:table-cell>
          <table:table-cell office:value-type="float" office:value="368456">
            <text:p>36845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0">
            <text:p>940</text:p>
          </table:table-cell>
          <table:table-cell office:value-type="float" office:value="349033">
            <text:p>3490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324136">
            <text:p>32413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391090">
            <text:p>39109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364304">
            <text:p>36430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6">
            <text:p>946</text:p>
          </table:table-cell>
          <table:table-cell office:value-type="float" office:value="275686">
            <text:p>27568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356562">
            <text:p>35656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407886">
            <text:p>40788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29">
            <text:p>-929</text:p>
          </table:table-cell>
          <table:table-cell office:value-type="float" office:value="929">
            <text:p>929</text:p>
          </table:table-cell>
          <table:table-cell office:value-type="float" office:value="-431925">
            <text:p>-43192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24">
            <text:p>-924</text:p>
          </table:table-cell>
          <table:table-cell office:value-type="float" office:value="924">
            <text:p>924</text:p>
          </table:table-cell>
          <table:table-cell office:value-type="float" office:value="-322120">
            <text:p>-32212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09">
            <text:p>-909</text:p>
          </table:table-cell>
          <table:table-cell office:value-type="float" office:value="909">
            <text:p>909</text:p>
          </table:table-cell>
          <table:table-cell office:value-type="float" office:value="-365522">
            <text:p>-3655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44">
            <text:p>-944</text:p>
          </table:table-cell>
          <table:table-cell office:value-type="float" office:value="944">
            <text:p>944</text:p>
          </table:table-cell>
          <table:table-cell office:value-type="float" office:value="-413910">
            <text:p>-41391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44">
            <text:p>-944</text:p>
          </table:table-cell>
          <table:table-cell office:value-type="float" office:value="944">
            <text:p>944</text:p>
          </table:table-cell>
          <table:table-cell office:value-type="float" office:value="-249089">
            <text:p>-24908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58">
            <text:p>-958</text:p>
          </table:table-cell>
          <table:table-cell office:value-type="float" office:value="958">
            <text:p>958</text:p>
          </table:table-cell>
          <table:table-cell office:value-type="float" office:value="-318618">
            <text:p>-31861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23">
            <text:p>-923</text:p>
          </table:table-cell>
          <table:table-cell office:value-type="float" office:value="923">
            <text:p>923</text:p>
          </table:table-cell>
          <table:table-cell office:value-type="float" office:value="-425712">
            <text:p>-4257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39">
            <text:p>-939</text:p>
          </table:table-cell>
          <table:table-cell office:value-type="float" office:value="939">
            <text:p>939</text:p>
          </table:table-cell>
          <table:table-cell office:value-type="float" office:value="-323080">
            <text:p>-32308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382208">
            <text:p>-38220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08">
            <text:p>-908</text:p>
          </table:table-cell>
          <table:table-cell office:value-type="float" office:value="908">
            <text:p>908</text:p>
          </table:table-cell>
          <table:table-cell office:value-type="float" office:value="-359969">
            <text:p>-35996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06">
            <text:p>-906</text:p>
          </table:table-cell>
          <table:table-cell office:value-type="float" office:value="906">
            <text:p>906</text:p>
          </table:table-cell>
          <table:table-cell office:value-type="float" office:value="-265028">
            <text:p>-26502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05">
            <text:p>-905</text:p>
          </table:table-cell>
          <table:table-cell office:value-type="float" office:value="905">
            <text:p>905</text:p>
          </table:table-cell>
          <table:table-cell office:value-type="float" office:value="-349711">
            <text:p>-34971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1_PORC</text:p>
          </table:table-cell>
          <table:table-cell office:value-type="string">
            <text:p>H__19D_01_PORC</text:p>
          </table:table-cell>
          <table:table-cell office:value-type="string">
            <text:p>Si tiliza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508431">
            <text:p>50843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H__19D_01_PORC</text:p>
          </table:table-cell>
          <table:table-cell office:value-type="string">
            <text:p>Si tiliza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453722">
            <text:p>45372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1_PORC</text:p>
          </table:table-cell>
          <table:table-cell office:value-type="string">
            <text:p>H__19D_01_PORC</text:p>
          </table:table-cell>
          <table:table-cell office:value-type="string">
            <text:p>Si tiliza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557488">
            <text:p>55748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1_PORC</text:p>
          </table:table-cell>
          <table:table-cell office:value-type="string">
            <text:p>H__19D_01_PORC</text:p>
          </table:table-cell>
          <table:table-cell office:value-type="string">
            <text:p>Si tiliza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430181">
            <text:p>43018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P__12_01_PORC</text:p>
          </table:table-cell>
          <table:table-cell office:value-type="string">
            <text:p>P__02_02_PORC</text:p>
          </table:table-cell>
          <table:table-cell office:value-type="string">
            <text:p>Si tiliza computadora PORC</text:p>
          </table:table-cell>
          <table:table-cell office:value-type="string">
            <text:p>Mujer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157393">
            <text:p>15739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P__09_02_PORC</text:p>
          </table:table-cell>
          <table:table-cell office:value-type="string">
            <text:p>Si tiliza computadora PORC</text:p>
          </table:table-cell>
          <table:table-cell office:value-type="string">
            <text:p>Primario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346727">
            <text:p>-34672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2_01_PORC</text:p>
          </table:table-cell>
          <table:table-cell office:value-type="string">
            <text:p>P__09_02_PORC</text:p>
          </table:table-cell>
          <table:table-cell office:value-type="string">
            <text:p>Si tiliza computadora PORC</text:p>
          </table:table-cell>
          <table:table-cell office:value-type="string">
            <text:p>Primario PORC</text:p>
          </table:table-cell>
          <table:table-cell office:value-type="float" office:value="-927">
            <text:p>-927</text:p>
          </table:table-cell>
          <table:table-cell office:value-type="float" office:value="927">
            <text:p>927</text:p>
          </table:table-cell>
          <table:table-cell office:value-type="float" office:value="-190335">
            <text:p>-19033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1_PORC</text:p>
          </table:table-cell>
          <table:table-cell office:value-type="string">
            <text:p>P__09_02_PORC</text:p>
          </table:table-cell>
          <table:table-cell office:value-type="string">
            <text:p>Si tiliza computadora PORC</text:p>
          </table:table-cell>
          <table:table-cell office:value-type="string">
            <text:p>Primario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326128">
            <text:p>-32612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09_02_PORC</text:p>
          </table:table-cell>
          <table:table-cell office:value-type="string">
            <text:p>H__19B_01_PORC</text:p>
          </table:table-cell>
          <table:table-cell office:value-type="string">
            <text:p>Primario PORC</text:p>
          </table:table-cell>
          <table:table-cell office:value-type="string">
            <text:p>Con computadora PORC</text:p>
          </table:table-cell>
          <table:table-cell office:value-type="float" office:value="-908">
            <text:p>-908</text:p>
          </table:table-cell>
          <table:table-cell office:value-type="float" office:value="908">
            <text:p>908</text:p>
          </table:table-cell>
          <table:table-cell office:value-type="float" office:value="-215103">
            <text:p>-21510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2_PORC</text:p>
          </table:table-cell>
          <table:table-cell office:value-type="string">
            <text:p>H__19B_01_PORC</text:p>
          </table:table-cell>
          <table:table-cell office:value-type="string">
            <text:p>Primario PORC</text:p>
          </table:table-cell>
          <table:table-cell office:value-type="string">
            <text:p>Con computadora PORC</text:p>
          </table:table-cell>
          <table:table-cell office:value-type="float" office:value="-923">
            <text:p>-923</text:p>
          </table:table-cell>
          <table:table-cell office:value-type="float" office:value="923">
            <text:p>923</text:p>
          </table:table-cell>
          <table:table-cell office:value-type="float" office:value="-236662">
            <text:p>-23666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09_02_PORC</text:p>
          </table:table-cell>
          <table:table-cell office:value-type="string">
            <text:p>H__19B_01_PORC</text:p>
          </table:table-cell>
          <table:table-cell office:value-type="string">
            <text:p>Primario PORC</text:p>
          </table:table-cell>
          <table:table-cell office:value-type="string">
            <text:p>Con computadora PORC</text:p>
          </table:table-cell>
          <table:table-cell office:value-type="float" office:value="-913">
            <text:p>-913</text:p>
          </table:table-cell>
          <table:table-cell office:value-type="float" office:value="913">
            <text:p>913</text:p>
          </table:table-cell>
          <table:table-cell office:value-type="float" office:value="-345616">
            <text:p>-34561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09_02_PORC</text:p>
          </table:table-cell>
          <table:table-cell office:value-type="string">
            <text:p>H__19B_01_PORC</text:p>
          </table:table-cell>
          <table:table-cell office:value-type="string">
            <text:p>Primario PORC</text:p>
          </table:table-cell>
          <table:table-cell office:value-type="string">
            <text:p>Con computadora PORC</text:p>
          </table:table-cell>
          <table:table-cell office:value-type="float" office:value="-906">
            <text:p>-906</text:p>
          </table:table-cell>
          <table:table-cell office:value-type="float" office:value="906">
            <text:p>906</text:p>
          </table:table-cell>
          <table:table-cell office:value-type="float" office:value="-233066">
            <text:p>-23306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245767">
            <text:p>24576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5">
            <text:p>905</text:p>
          </table:table-cell>
          <table:table-cell office:value-type="float" office:value="281623">
            <text:p>28162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340902">
            <text:p>34090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215103">
            <text:p>21510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236662">
            <text:p>23666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28">
            <text:p>928</text:p>
          </table:table-cell>
          <table:table-cell office:value-type="float" office:value="356859">
            <text:p>3568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P__12_01_PORC</text:p>
          </table:table-cell>
          <table:table-cell office:value-type="string">
            <text:p>Primario PORC</text:p>
          </table:table-cell>
          <table:table-cell office:value-type="string">
            <text:p>Si tiliza computadora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346727">
            <text:p>-34672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09_02_PORC</text:p>
          </table:table-cell>
          <table:table-cell office:value-type="string">
            <text:p>P__12_01_PORC</text:p>
          </table:table-cell>
          <table:table-cell office:value-type="string">
            <text:p>Primario PORC</text:p>
          </table:table-cell>
          <table:table-cell office:value-type="string">
            <text:p>Si tiliza computadora PORC</text:p>
          </table:table-cell>
          <table:table-cell office:value-type="float" office:value="-927">
            <text:p>-927</text:p>
          </table:table-cell>
          <table:table-cell office:value-type="float" office:value="927">
            <text:p>927</text:p>
          </table:table-cell>
          <table:table-cell office:value-type="float" office:value="-190335">
            <text:p>-19033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09_02_PORC</text:p>
          </table:table-cell>
          <table:table-cell office:value-type="string">
            <text:p>P__12_01_PORC</text:p>
          </table:table-cell>
          <table:table-cell office:value-type="string">
            <text:p>Primario PORC</text:p>
          </table:table-cell>
          <table:table-cell office:value-type="string">
            <text:p>Si tiliza computadora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326128">
            <text:p>-32612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264294">
            <text:p>26429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293234">
            <text:p>29323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243301">
            <text:p>24330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355362">
            <text:p>35536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302853">
            <text:p>30285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40">
            <text:p>940</text:p>
          </table:table-cell>
          <table:table-cell office:value-type="float" office:value="196594">
            <text:p>1965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19">
            <text:p>919</text:p>
          </table:table-cell>
          <table:table-cell office:value-type="float" office:value="206396">
            <text:p>20639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46">
            <text:p>946</text:p>
          </table:table-cell>
          <table:table-cell office:value-type="float" office:value="335173">
            <text:p>33517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297032">
            <text:p>29703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178521">
            <text:p>17852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262934">
            <text:p>26293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9366">
            <text:p>1936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13512">
            <text:p>1351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23605">
            <text:p>2360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907">
            <text:p>907</text:p>
          </table:table-cell>
          <table:table-cell office:value-type="float" office:value="6234">
            <text:p>623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36212">
            <text:p>3621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8_02_PORC</text:p>
          </table:table-cell>
          <table:table-cell office:value-type="string">
            <text:p>P__01_03_PORC</text:p>
          </table:table-cell>
          <table:table-cell office:value-type="string">
            <text:p>Asistió PORC</text:p>
          </table:table-cell>
          <table:table-cell office:value-type="string">
            <text:p>Hijo(a) / Hijastro(a)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46220">
            <text:p>-4622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8_02_PORC</text:p>
          </table:table-cell>
          <table:table-cell office:value-type="string">
            <text:p>P__01_03_PORC</text:p>
          </table:table-cell>
          <table:table-cell office:value-type="string">
            <text:p>Asistió PORC</text:p>
          </table:table-cell>
          <table:table-cell office:value-type="string">
            <text:p>Hijo(a) / Hijastro(a) PORC</text:p>
          </table:table-cell>
          <table:table-cell office:value-type="float" office:value="-937">
            <text:p>-937</text:p>
          </table:table-cell>
          <table:table-cell office:value-type="float" office:value="937">
            <text:p>937</text:p>
          </table:table-cell>
          <table:table-cell office:value-type="float" office:value="-148139">
            <text:p>-14813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P__08_01_PORC</text:p>
          </table:table-cell>
          <table:table-cell office:value-type="string">
            <text:p>P__01_03_PORC</text:p>
          </table:table-cell>
          <table:table-cell office:value-type="string">
            <text:p>Asiste PORC</text:p>
          </table:table-cell>
          <table:table-cell office:value-type="string">
            <text:p>Hijo(a) / Hijastro(a) PORC</text:p>
          </table:table-cell>
          <table:table-cell table:number-columns-repeated="2" office:value-type="float" office:value="949">
            <text:p>949</text:p>
          </table:table-cell>
          <table:table-cell office:value-type="float" office:value="87805">
            <text:p>8780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8_01_PORC</text:p>
          </table:table-cell>
          <table:table-cell office:value-type="string">
            <text:p>P__01_03_PORC</text:p>
          </table:table-cell>
          <table:table-cell office:value-type="string">
            <text:p>Asiste PORC</text:p>
          </table:table-cell>
          <table:table-cell office:value-type="string">
            <text:p>Hijo(a) / Hijastro(a)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37434">
            <text:p>13743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9366">
            <text:p>1936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13512">
            <text:p>1351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23605">
            <text:p>2360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907">
            <text:p>907</text:p>
          </table:table-cell>
          <table:table-cell office:value-type="float" office:value="6234">
            <text:p>623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36212">
            <text:p>362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P__02_02_PORC</text:p>
          </table:table-cell>
          <table:table-cell office:value-type="string">
            <text:p>P__12_01_PORC</text:p>
          </table:table-cell>
          <table:table-cell office:value-type="string">
            <text:p>Mujer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157393">
            <text:p>15739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P__01_03_PORC</text:p>
          </table:table-cell>
          <table:table-cell office:value-type="string">
            <text:p>P__08_01_PORC</text:p>
          </table:table-cell>
          <table:table-cell office:value-type="string">
            <text:p>Hijo(a) / Hijastro(a) PORC</text:p>
          </table:table-cell>
          <table:table-cell office:value-type="string">
            <text:p>Asiste PORC</text:p>
          </table:table-cell>
          <table:table-cell table:number-columns-repeated="2" office:value-type="float" office:value="949">
            <text:p>949</text:p>
          </table:table-cell>
          <table:table-cell office:value-type="float" office:value="87805">
            <text:p>8780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1_03_PORC</text:p>
          </table:table-cell>
          <table:table-cell office:value-type="string">
            <text:p>P__08_01_PORC</text:p>
          </table:table-cell>
          <table:table-cell office:value-type="string">
            <text:p>Hijo(a) / Hijastro(a) PORC</text:p>
          </table:table-cell>
          <table:table-cell office:value-type="string">
            <text:p>Asiste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37434">
            <text:p>13743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1_03_PORC</text:p>
          </table:table-cell>
          <table:table-cell office:value-type="string">
            <text:p>P__08_02_PORC</text:p>
          </table:table-cell>
          <table:table-cell office:value-type="string">
            <text:p>Hijo(a) / Hijastro(a) PORC</text:p>
          </table:table-cell>
          <table:table-cell office:value-type="string">
            <text:p>Asistió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46220">
            <text:p>-4622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1_03_PORC</text:p>
          </table:table-cell>
          <table:table-cell office:value-type="string">
            <text:p>P__08_02_PORC</text:p>
          </table:table-cell>
          <table:table-cell office:value-type="string">
            <text:p>Hijo(a) / Hijastro(a) PORC</text:p>
          </table:table-cell>
          <table:table-cell office:value-type="string">
            <text:p>Asistió PORC</text:p>
          </table:table-cell>
          <table:table-cell office:value-type="float" office:value="-937">
            <text:p>-937</text:p>
          </table:table-cell>
          <table:table-cell office:value-type="float" office:value="937">
            <text:p>937</text:p>
          </table:table-cell>
          <table:table-cell office:value-type="float" office:value="-148139">
            <text:p>-14813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PROP_05_PORC</text:p>
          </table:table-cell>
          <table:table-cell office:value-type="string">
            <text:p>H__19A_01_PORC</text:p>
          </table:table-cell>
          <table:table-cell office:value-type="string">
            <text:p>Ocupante por trabajo PORC</text:p>
          </table:table-cell>
          <table:table-cell office:value-type="string">
            <text:p>Con Heladera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531035">
            <text:p>-53103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PROP_05_PORC</text:p>
          </table:table-cell>
          <table:table-cell office:value-type="string">
            <text:p>H__19A_02_PORC</text:p>
          </table:table-cell>
          <table:table-cell office:value-type="string">
            <text:p>Ocupante por trabajo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531035">
            <text:p>53103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PROP_05_PORC</text:p>
          </table:table-cell>
          <table:table-cell office:value-type="string">
            <text:p>V__URP_03_PORC</text:p>
          </table:table-cell>
          <table:table-cell office:value-type="string">
            <text:p>Ocupante por trabajo PORC</text:p>
          </table:table-cell>
          <table:table-cell office:value-type="string">
            <text:p>Area Rural disperso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884061">
            <text:p>88406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INDHAC_05_PORC</text:p>
          </table:table-cell>
          <table:table-cell office:value-type="string">
            <text:p>H__19D_01_PORC</text:p>
          </table:table-cell>
          <table:table-cell office:value-type="string">
            <text:p>2.00 - 3.00 personas por cuarto PORC</text:p>
          </table:table-cell>
          <table:table-cell office:value-type="string">
            <text:p>Con teléfono de línea PORC</text:p>
          </table:table-cell>
          <table:table-cell office:value-type="float" office:value="-906">
            <text:p>-906</text:p>
          </table:table-cell>
          <table:table-cell office:value-type="float" office:value="906">
            <text:p>906</text:p>
          </table:table-cell>
          <table:table-cell office:value-type="float" office:value="-113393">
            <text:p>-1133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INDHAC_05_PORC</text:p>
          </table:table-cell>
          <table:table-cell office:value-type="string">
            <text:p>H__19D_02_PORC</text:p>
          </table:table-cell>
          <table:table-cell office:value-type="string">
            <text:p>2.00 - 3.00 personas por cuarto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11">
            <text:p>911</text:p>
          </table:table-cell>
          <table:table-cell office:value-type="float" office:value="113635">
            <text:p>11363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ALGUNBI_02_PORC</text:p>
          </table:table-cell>
          <table:table-cell office:value-type="string">
            <text:p>H__10_02_PORC</text:p>
          </table:table-cell>
          <table:table-cell office:value-type="string">
            <text:p>Al menos un indicador NBI PORC</text:p>
          </table:table-cell>
          <table:table-cell office:value-type="string">
            <text:p>HOGAR NO Tiene baño o letrina PORC</text:p>
          </table:table-cell>
          <table:table-cell table:number-columns-repeated="2" office:value-type="float" office:value="933">
            <text:p>933</text:p>
          </table:table-cell>
          <table:table-cell office:value-type="float" office:value="213455">
            <text:p>2134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ALGUNBI_02_PORC</text:p>
          </table:table-cell>
          <table:table-cell office:value-type="string">
            <text:p>H__10_02_PORC</text:p>
          </table:table-cell>
          <table:table-cell office:value-type="string">
            <text:p>Al menos un indicador NBI PORC</text:p>
          </table:table-cell>
          <table:table-cell office:value-type="string">
            <text:p>HOGAR NO Tiene baño o letrina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221798">
            <text:p>22179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ALGUNBI_02_PORC</text:p>
          </table:table-cell>
          <table:table-cell office:value-type="string">
            <text:p>H__13_01_PORC</text:p>
          </table:table-cell>
          <table:table-cell office:value-type="string">
            <text:p>Al menos un indicador NBI PORC</text:p>
          </table:table-cell>
          <table:table-cell office:value-type="string">
            <text:p>De uso exclusivo del hogar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84119">
            <text:p>-8411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ALGUNBI_02_PORC</text:p>
          </table:table-cell>
          <table:table-cell office:value-type="string">
            <text:p>V__01_03_PORC</text:p>
          </table:table-cell>
          <table:table-cell office:value-type="string">
            <text:p>Al menos un indicador NBI PORC</text:p>
          </table:table-cell>
          <table:table-cell office:value-type="string">
            <text:p>Casilla PORC</text:p>
          </table:table-cell>
          <table:table-cell table:number-columns-repeated="2" office:value-type="float" office:value="955">
            <text:p>955</text:p>
          </table:table-cell>
          <table:table-cell office:value-type="float" office:value="295703">
            <text:p>29570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ALGUNBI_01_PORC</text:p>
          </table:table-cell>
          <table:table-cell office:value-type="string">
            <text:p>H__10_01_PORC</text:p>
          </table:table-cell>
          <table:table-cell office:value-type="string">
            <text:p>Sin NBI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232476">
            <text:p>23247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ALGUNBI_01_PORC</text:p>
          </table:table-cell>
          <table:table-cell office:value-type="string">
            <text:p>H__10_01_PORC</text:p>
          </table:table-cell>
          <table:table-cell office:value-type="string">
            <text:p>Sin NBI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148970">
            <text:p>14897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ALGUNBI_01_PORC</text:p>
          </table:table-cell>
          <table:table-cell office:value-type="string">
            <text:p>H__10_01_PORC</text:p>
          </table:table-cell>
          <table:table-cell office:value-type="string">
            <text:p>Sin NBI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58">
            <text:p>958</text:p>
          </table:table-cell>
          <table:table-cell office:value-type="float" office:value="287353">
            <text:p>28735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ALGUNBI_01_PORC</text:p>
          </table:table-cell>
          <table:table-cell office:value-type="string">
            <text:p>H__13_01_PORC</text:p>
          </table:table-cell>
          <table:table-cell office:value-type="string">
            <text:p>Sin NBI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37">
            <text:p>937</text:p>
          </table:table-cell>
          <table:table-cell office:value-type="float" office:value="230667">
            <text:p>2306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ALGUNBI_01_PORC</text:p>
          </table:table-cell>
          <table:table-cell office:value-type="string">
            <text:p>H__13_01_PORC</text:p>
          </table:table-cell>
          <table:table-cell office:value-type="string">
            <text:p>Sin NBI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17">
            <text:p>917</text:p>
          </table:table-cell>
          <table:table-cell office:value-type="float" office:value="149357">
            <text:p>14935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ALGUNBI_01_PORC</text:p>
          </table:table-cell>
          <table:table-cell office:value-type="string">
            <text:p>H__13_01_PORC</text:p>
          </table:table-cell>
          <table:table-cell office:value-type="string">
            <text:p>Sin NBI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86763">
            <text:p>8676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ALGUNBI_01_PORC</text:p>
          </table:table-cell>
          <table:table-cell office:value-type="string">
            <text:p>H__13_01_PORC</text:p>
          </table:table-cell>
          <table:table-cell office:value-type="string">
            <text:p>Sin NBI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158425">
            <text:p>1584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ALGUNBI_01_PORC</text:p>
          </table:table-cell>
          <table:table-cell office:value-type="string">
            <text:p>H__13_01_PORC</text:p>
          </table:table-cell>
          <table:table-cell office:value-type="string">
            <text:p>Sin NBI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284381">
            <text:p>28438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ALGUNBI_01_PORC</text:p>
          </table:table-cell>
          <table:table-cell office:value-type="string">
            <text:p>H__13_01_PORC</text:p>
          </table:table-cell>
          <table:table-cell office:value-type="string">
            <text:p>Sin NBI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21">
            <text:p>921</text:p>
          </table:table-cell>
          <table:table-cell office:value-type="float" office:value="86042">
            <text:p>8604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2_PORC</text:p>
          </table:table-cell>
          <table:table-cell office:value-type="string">
            <text:p>H__05_01_PORC</text:p>
          </table:table-cell>
          <table:table-cell office:value-type="string">
            <text:p>Sin teléfono de líne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12">
            <text:p>-912</text:p>
          </table:table-cell>
          <table:table-cell office:value-type="float" office:value="912">
            <text:p>912</text:p>
          </table:table-cell>
          <table:table-cell office:value-type="float" office:value="-690359">
            <text:p>-69035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2_PORC</text:p>
          </table:table-cell>
          <table:table-cell office:value-type="string">
            <text:p>H__19B_01_PORC</text:p>
          </table:table-cell>
          <table:table-cell office:value-type="string">
            <text:p>Sin teléfono de línea PORC</text:p>
          </table:table-cell>
          <table:table-cell office:value-type="string">
            <text:p>Con computadora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567354">
            <text:p>-56735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2_PORC</text:p>
          </table:table-cell>
          <table:table-cell office:value-type="string">
            <text:p>H__19B_01_PORC</text:p>
          </table:table-cell>
          <table:table-cell office:value-type="string">
            <text:p>Sin teléfono de línea PORC</text:p>
          </table:table-cell>
          <table:table-cell office:value-type="string">
            <text:p>Con computador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443349">
            <text:p>-44334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2_PORC</text:p>
          </table:table-cell>
          <table:table-cell office:value-type="string">
            <text:p>H__19B_01_PORC</text:p>
          </table:table-cell>
          <table:table-cell office:value-type="string">
            <text:p>Sin teléfono de línea PORC</text:p>
          </table:table-cell>
          <table:table-cell office:value-type="string">
            <text:p>Con computadora PORC</text:p>
          </table:table-cell>
          <table:table-cell office:value-type="float" office:value="-919">
            <text:p>-919</text:p>
          </table:table-cell>
          <table:table-cell office:value-type="float" office:value="919">
            <text:p>919</text:p>
          </table:table-cell>
          <table:table-cell office:value-type="float" office:value="-471141">
            <text:p>-47114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2_PORC</text:p>
          </table:table-cell>
          <table:table-cell office:value-type="string">
            <text:p>H__19B_01_PORC</text:p>
          </table:table-cell>
          <table:table-cell office:value-type="string">
            <text:p>Sin teléfono de línea PORC</text:p>
          </table:table-cell>
          <table:table-cell office:value-type="string">
            <text:p>Con computadora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448438">
            <text:p>-44843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34">
            <text:p>934</text:p>
          </table:table-cell>
          <table:table-cell office:value-type="float" office:value="583322">
            <text:p>58332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43">
            <text:p>943</text:p>
          </table:table-cell>
          <table:table-cell office:value-type="float" office:value="466151">
            <text:p>46615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476447">
            <text:p>47644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448438">
            <text:p>44843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604583">
            <text:p>60458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523784">
            <text:p>52378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441054">
            <text:p>44105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7">
            <text:p>907</text:p>
          </table:table-cell>
          <table:table-cell office:value-type="float" office:value="466202">
            <text:p>46620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D_02_PORC</text:p>
          </table:table-cell>
          <table:table-cell office:value-type="string">
            <text:p>H__INDHAC_05_PORC</text:p>
          </table:table-cell>
          <table:table-cell office:value-type="string">
            <text:p>Sin teléfono de línea PORC</text:p>
          </table:table-cell>
          <table:table-cell office:value-type="string">
            <text:p>2.00 - 3.00 personas por cuarto PORC</text:p>
          </table:table-cell>
          <table:table-cell table:number-columns-repeated="2" office:value-type="float" office:value="911">
            <text:p>911</text:p>
          </table:table-cell>
          <table:table-cell office:value-type="float" office:value="113635">
            <text:p>11363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1_PORC</text:p>
          </table:table-cell>
          <table:table-cell office:value-type="string">
            <text:p>H__05_01_PORC</text:p>
          </table:table-cell>
          <table:table-cell office:value-type="string">
            <text:p>Con teléfono de líne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802846">
            <text:p>80284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1_PORC</text:p>
          </table:table-cell>
          <table:table-cell office:value-type="string">
            <text:p>H__05_01_PORC</text:p>
          </table:table-cell>
          <table:table-cell office:value-type="string">
            <text:p>Con teléfono de líne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690359">
            <text:p>69035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1_PORC</text:p>
          </table:table-cell>
          <table:table-cell office:value-type="string">
            <text:p>H__14_01_PORC</text:p>
          </table:table-cell>
          <table:table-cell office:value-type="string">
            <text:p>Con teléfono de línea PORC</text:p>
          </table:table-cell>
          <table:table-cell office:value-type="string">
            <text:p>Gas de red PORC</text:p>
          </table:table-cell>
          <table:table-cell table:number-columns-repeated="2" office:value-type="float" office:value="905">
            <text:p>905</text:p>
          </table:table-cell>
          <table:table-cell office:value-type="float" office:value="919156">
            <text:p>91915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1_PORC</text:p>
          </table:table-cell>
          <table:table-cell office:value-type="string">
            <text:p>H__19B_01_PORC</text:p>
          </table:table-cell>
          <table:table-cell office:value-type="string">
            <text:p>Con teléfono de líne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33">
            <text:p>933</text:p>
          </table:table-cell>
          <table:table-cell office:value-type="float" office:value="573300">
            <text:p>57330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1_PORC</text:p>
          </table:table-cell>
          <table:table-cell office:value-type="string">
            <text:p>H__19B_01_PORC</text:p>
          </table:table-cell>
          <table:table-cell office:value-type="string">
            <text:p>Con teléfono de líne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448882">
            <text:p>44888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1_PORC</text:p>
          </table:table-cell>
          <table:table-cell office:value-type="string">
            <text:p>H__19B_01_PORC</text:p>
          </table:table-cell>
          <table:table-cell office:value-type="string">
            <text:p>Con teléfono de líne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472757">
            <text:p>47275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1_PORC</text:p>
          </table:table-cell>
          <table:table-cell office:value-type="string">
            <text:p>H__19B_01_PORC</text:p>
          </table:table-cell>
          <table:table-cell office:value-type="string">
            <text:p>Con teléfono de líne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448438">
            <text:p>44843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1_PORC</text:p>
          </table:table-cell>
          <table:table-cell office:value-type="string">
            <text:p>H__19B_01_PORC</text:p>
          </table:table-cell>
          <table:table-cell office:value-type="string">
            <text:p>Con teléfono de líne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591127">
            <text:p>59112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1_PORC</text:p>
          </table:table-cell>
          <table:table-cell office:value-type="string">
            <text:p>H__19B_02_PORC</text:p>
          </table:table-cell>
          <table:table-cell office:value-type="string">
            <text:p>Con teléfono de línea PORC</text:p>
          </table:table-cell>
          <table:table-cell office:value-type="string">
            <text:p>Sin computadora PORC</text:p>
          </table:table-cell>
          <table:table-cell office:value-type="float" office:value="-914">
            <text:p>-914</text:p>
          </table:table-cell>
          <table:table-cell office:value-type="float" office:value="914">
            <text:p>914</text:p>
          </table:table-cell>
          <table:table-cell office:value-type="float" office:value="-567209">
            <text:p>-56720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1_PORC</text:p>
          </table:table-cell>
          <table:table-cell office:value-type="string">
            <text:p>H__19B_02_PORC</text:p>
          </table:table-cell>
          <table:table-cell office:value-type="string">
            <text:p>Con teléfono de línea PORC</text:p>
          </table:table-cell>
          <table:table-cell office:value-type="string">
            <text:p>Sin computadora PORC</text:p>
          </table:table-cell>
          <table:table-cell office:value-type="float" office:value="-908">
            <text:p>-908</text:p>
          </table:table-cell>
          <table:table-cell office:value-type="float" office:value="908">
            <text:p>908</text:p>
          </table:table-cell>
          <table:table-cell office:value-type="float" office:value="-442894">
            <text:p>-44289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1_PORC</text:p>
          </table:table-cell>
          <table:table-cell office:value-type="string">
            <text:p>H__19B_02_PORC</text:p>
          </table:table-cell>
          <table:table-cell office:value-type="string">
            <text:p>Con teléfono de línea PORC</text:p>
          </table:table-cell>
          <table:table-cell office:value-type="string">
            <text:p>Sin computadora PORC</text:p>
          </table:table-cell>
          <table:table-cell office:value-type="float" office:value="-919">
            <text:p>-919</text:p>
          </table:table-cell>
          <table:table-cell office:value-type="float" office:value="919">
            <text:p>919</text:p>
          </table:table-cell>
          <table:table-cell office:value-type="float" office:value="-471319">
            <text:p>-47131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1_PORC</text:p>
          </table:table-cell>
          <table:table-cell office:value-type="string">
            <text:p>H__19B_02_PORC</text:p>
          </table:table-cell>
          <table:table-cell office:value-type="string">
            <text:p>Con teléfono de línea PORC</text:p>
          </table:table-cell>
          <table:table-cell office:value-type="string">
            <text:p>Sin computadora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448438">
            <text:p>-44843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D_01_PORC</text:p>
          </table:table-cell>
          <table:table-cell office:value-type="string">
            <text:p>H__INDHAC_05_PORC</text:p>
          </table:table-cell>
          <table:table-cell office:value-type="string">
            <text:p>Con teléfono de línea PORC</text:p>
          </table:table-cell>
          <table:table-cell office:value-type="string">
            <text:p>2.00 - 3.00 personas por cuarto PORC</text:p>
          </table:table-cell>
          <table:table-cell office:value-type="float" office:value="-906">
            <text:p>-906</text:p>
          </table:table-cell>
          <table:table-cell office:value-type="float" office:value="906">
            <text:p>906</text:p>
          </table:table-cell>
          <table:table-cell office:value-type="float" office:value="-113393">
            <text:p>-11339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1_PORC</text:p>
          </table:table-cell>
          <table:table-cell office:value-type="string">
            <text:p>P__12_01_PORC</text:p>
          </table:table-cell>
          <table:table-cell office:value-type="string">
            <text:p>Con teléfono de líne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508431">
            <text:p>50843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1_PORC</text:p>
          </table:table-cell>
          <table:table-cell office:value-type="string">
            <text:p>P__12_01_PORC</text:p>
          </table:table-cell>
          <table:table-cell office:value-type="string">
            <text:p>Con teléfono de líne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453722">
            <text:p>45372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1_PORC</text:p>
          </table:table-cell>
          <table:table-cell office:value-type="string">
            <text:p>P__12_01_PORC</text:p>
          </table:table-cell>
          <table:table-cell office:value-type="string">
            <text:p>Con teléfono de líne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557488">
            <text:p>55748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D_01_PORC</text:p>
          </table:table-cell>
          <table:table-cell office:value-type="string">
            <text:p>P__12_01_PORC</text:p>
          </table:table-cell>
          <table:table-cell office:value-type="string">
            <text:p>Con teléfono de líne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430181">
            <text:p>43018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9C_02_PORC</text:p>
          </table:table-cell>
          <table:table-cell office:value-type="string">
            <text:p>H__14_06_PORC</text:p>
          </table:table-cell>
          <table:table-cell office:value-type="string">
            <text:p>Sin teléfono celular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15">
            <text:p>915</text:p>
          </table:table-cell>
          <table:table-cell office:value-type="float" office:value="146313">
            <text:p>14631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9C_01_PORC</text:p>
          </table:table-cell>
          <table:table-cell office:value-type="string">
            <text:p>H__19A_01_PORC</text:p>
          </table:table-cell>
          <table:table-cell office:value-type="string">
            <text:p>Con teléfono celular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299092">
            <text:p>29909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H__05_01_PORC</text:p>
          </table:table-cell>
          <table:table-cell office:value-type="string">
            <text:p>Sin computador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06">
            <text:p>-906</text:p>
          </table:table-cell>
          <table:table-cell office:value-type="float" office:value="906">
            <text:p>906</text:p>
          </table:table-cell>
          <table:table-cell office:value-type="float" office:value="-668027">
            <text:p>-66802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2_PORC</text:p>
          </table:table-cell>
          <table:table-cell office:value-type="string">
            <text:p>H__05_01_PORC</text:p>
          </table:table-cell>
          <table:table-cell office:value-type="string">
            <text:p>Sin computador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604578">
            <text:p>-60457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H__19D_01_PORC</text:p>
          </table:table-cell>
          <table:table-cell office:value-type="string">
            <text:p>Sin computadora PORC</text:p>
          </table:table-cell>
          <table:table-cell office:value-type="string">
            <text:p>Con teléfono de línea PORC</text:p>
          </table:table-cell>
          <table:table-cell office:value-type="float" office:value="-914">
            <text:p>-914</text:p>
          </table:table-cell>
          <table:table-cell office:value-type="float" office:value="914">
            <text:p>914</text:p>
          </table:table-cell>
          <table:table-cell office:value-type="float" office:value="-567209">
            <text:p>-56720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2_PORC</text:p>
          </table:table-cell>
          <table:table-cell office:value-type="string">
            <text:p>H__19D_01_PORC</text:p>
          </table:table-cell>
          <table:table-cell office:value-type="string">
            <text:p>Sin computadora PORC</text:p>
          </table:table-cell>
          <table:table-cell office:value-type="string">
            <text:p>Con teléfono de línea PORC</text:p>
          </table:table-cell>
          <table:table-cell office:value-type="float" office:value="-908">
            <text:p>-908</text:p>
          </table:table-cell>
          <table:table-cell office:value-type="float" office:value="908">
            <text:p>908</text:p>
          </table:table-cell>
          <table:table-cell office:value-type="float" office:value="-442894">
            <text:p>-44289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2_PORC</text:p>
          </table:table-cell>
          <table:table-cell office:value-type="string">
            <text:p>H__19D_01_PORC</text:p>
          </table:table-cell>
          <table:table-cell office:value-type="string">
            <text:p>Sin computadora PORC</text:p>
          </table:table-cell>
          <table:table-cell office:value-type="string">
            <text:p>Con teléfono de línea PORC</text:p>
          </table:table-cell>
          <table:table-cell office:value-type="float" office:value="-919">
            <text:p>-919</text:p>
          </table:table-cell>
          <table:table-cell office:value-type="float" office:value="919">
            <text:p>919</text:p>
          </table:table-cell>
          <table:table-cell office:value-type="float" office:value="-471319">
            <text:p>-47131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2_PORC</text:p>
          </table:table-cell>
          <table:table-cell office:value-type="string">
            <text:p>H__19D_01_PORC</text:p>
          </table:table-cell>
          <table:table-cell office:value-type="string">
            <text:p>Sin computadora PORC</text:p>
          </table:table-cell>
          <table:table-cell office:value-type="string">
            <text:p>Con teléfono de línea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448438">
            <text:p>-44843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34">
            <text:p>934</text:p>
          </table:table-cell>
          <table:table-cell office:value-type="float" office:value="583322">
            <text:p>58332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43">
            <text:p>943</text:p>
          </table:table-cell>
          <table:table-cell office:value-type="float" office:value="466151">
            <text:p>46615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476447">
            <text:p>47644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448438">
            <text:p>44843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604583">
            <text:p>60458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523784">
            <text:p>52378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441054">
            <text:p>44105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07">
            <text:p>907</text:p>
          </table:table-cell>
          <table:table-cell office:value-type="float" office:value="466202">
            <text:p>466202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245767">
            <text:p>24576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5">
            <text:p>905</text:p>
          </table:table-cell>
          <table:table-cell office:value-type="float" office:value="281623">
            <text:p>28162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340902">
            <text:p>34090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215103">
            <text:p>21510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236662">
            <text:p>23666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28">
            <text:p>928</text:p>
          </table:table-cell>
          <table:table-cell office:value-type="float" office:value="356859">
            <text:p>35685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29">
            <text:p>-929</text:p>
          </table:table-cell>
          <table:table-cell office:value-type="float" office:value="929">
            <text:p>929</text:p>
          </table:table-cell>
          <table:table-cell office:value-type="float" office:value="-431925">
            <text:p>-43192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24">
            <text:p>-924</text:p>
          </table:table-cell>
          <table:table-cell office:value-type="float" office:value="924">
            <text:p>924</text:p>
          </table:table-cell>
          <table:table-cell office:value-type="float" office:value="-322120">
            <text:p>-32212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09">
            <text:p>-909</text:p>
          </table:table-cell>
          <table:table-cell office:value-type="float" office:value="909">
            <text:p>909</text:p>
          </table:table-cell>
          <table:table-cell office:value-type="float" office:value="-365522">
            <text:p>-3655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44">
            <text:p>-944</text:p>
          </table:table-cell>
          <table:table-cell office:value-type="float" office:value="944">
            <text:p>944</text:p>
          </table:table-cell>
          <table:table-cell office:value-type="float" office:value="-413910">
            <text:p>-41391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44">
            <text:p>-944</text:p>
          </table:table-cell>
          <table:table-cell office:value-type="float" office:value="944">
            <text:p>944</text:p>
          </table:table-cell>
          <table:table-cell office:value-type="float" office:value="-249089">
            <text:p>-24908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58">
            <text:p>-958</text:p>
          </table:table-cell>
          <table:table-cell office:value-type="float" office:value="958">
            <text:p>958</text:p>
          </table:table-cell>
          <table:table-cell office:value-type="float" office:value="-318618">
            <text:p>-31861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23">
            <text:p>-923</text:p>
          </table:table-cell>
          <table:table-cell office:value-type="float" office:value="923">
            <text:p>923</text:p>
          </table:table-cell>
          <table:table-cell office:value-type="float" office:value="-425712">
            <text:p>-4257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39">
            <text:p>-939</text:p>
          </table:table-cell>
          <table:table-cell office:value-type="float" office:value="939">
            <text:p>939</text:p>
          </table:table-cell>
          <table:table-cell office:value-type="float" office:value="-323080">
            <text:p>-32308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382208">
            <text:p>-38220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08">
            <text:p>-908</text:p>
          </table:table-cell>
          <table:table-cell office:value-type="float" office:value="908">
            <text:p>908</text:p>
          </table:table-cell>
          <table:table-cell office:value-type="float" office:value="-359969">
            <text:p>-35996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06">
            <text:p>-906</text:p>
          </table:table-cell>
          <table:table-cell office:value-type="float" office:value="906">
            <text:p>906</text:p>
          </table:table-cell>
          <table:table-cell office:value-type="float" office:value="-265028">
            <text:p>-26502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05">
            <text:p>-905</text:p>
          </table:table-cell>
          <table:table-cell office:value-type="float" office:value="905">
            <text:p>905</text:p>
          </table:table-cell>
          <table:table-cell office:value-type="float" office:value="-349711">
            <text:p>-34971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21">
            <text:p>921</text:p>
          </table:table-cell>
          <table:table-cell office:value-type="float" office:value="435458">
            <text:p>43545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313968">
            <text:p>31396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44">
            <text:p>944</text:p>
          </table:table-cell>
          <table:table-cell office:value-type="float" office:value="442416">
            <text:p>44241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51">
            <text:p>951</text:p>
          </table:table-cell>
          <table:table-cell office:value-type="float" office:value="326698">
            <text:p>32669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374994">
            <text:p>37499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47">
            <text:p>947</text:p>
          </table:table-cell>
          <table:table-cell office:value-type="float" office:value="412478">
            <text:p>41247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31">
            <text:p>931</text:p>
          </table:table-cell>
          <table:table-cell office:value-type="float" office:value="250311">
            <text:p>2503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29">
            <text:p>929</text:p>
          </table:table-cell>
          <table:table-cell office:value-type="float" office:value="105061">
            <text:p>10506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250630">
            <text:p>25063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398275">
            <text:p>39827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54">
            <text:p>954</text:p>
          </table:table-cell>
          <table:table-cell office:value-type="float" office:value="440185">
            <text:p>44018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390685">
            <text:p>39068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349345">
            <text:p>34934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33">
            <text:p>933</text:p>
          </table:table-cell>
          <table:table-cell office:value-type="float" office:value="313909">
            <text:p>31390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395649">
            <text:p>39564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373084">
            <text:p>37308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45">
            <text:p>945</text:p>
          </table:table-cell>
          <table:table-cell office:value-type="float" office:value="266549">
            <text:p>26654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360213">
            <text:p>36021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441661">
            <text:p>44166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677193">
            <text:p>67719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599676">
            <text:p>59967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24">
            <text:p>924</text:p>
          </table:table-cell>
          <table:table-cell office:value-type="float" office:value="607404">
            <text:p>60740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571628">
            <text:p>57162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19">
            <text:p>919</text:p>
          </table:table-cell>
          <table:table-cell office:value-type="float" office:value="602590">
            <text:p>60259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536001">
            <text:p>53600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H__19D_01_PORC</text:p>
          </table:table-cell>
          <table:table-cell office:value-type="string">
            <text:p>Con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33">
            <text:p>933</text:p>
          </table:table-cell>
          <table:table-cell office:value-type="float" office:value="573300">
            <text:p>57330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H__19D_01_PORC</text:p>
          </table:table-cell>
          <table:table-cell office:value-type="string">
            <text:p>Con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448882">
            <text:p>44888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H__19D_01_PORC</text:p>
          </table:table-cell>
          <table:table-cell office:value-type="string">
            <text:p>Con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472757">
            <text:p>47275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1_PORC</text:p>
          </table:table-cell>
          <table:table-cell office:value-type="string">
            <text:p>H__19D_01_PORC</text:p>
          </table:table-cell>
          <table:table-cell office:value-type="string">
            <text:p>Con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448438">
            <text:p>44843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H__19D_01_PORC</text:p>
          </table:table-cell>
          <table:table-cell office:value-type="string">
            <text:p>Con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591127">
            <text:p>59112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H__19D_02_PORC</text:p>
          </table:table-cell>
          <table:table-cell office:value-type="string">
            <text:p>Con computadora PORC</text:p>
          </table:table-cell>
          <table:table-cell office:value-type="string">
            <text:p>Sin teléfono de línea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567354">
            <text:p>-56735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H__19D_02_PORC</text:p>
          </table:table-cell>
          <table:table-cell office:value-type="string">
            <text:p>Con computadora PORC</text:p>
          </table:table-cell>
          <table:table-cell office:value-type="string">
            <text:p>Sin teléfono de líne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443349">
            <text:p>-44334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H__19D_02_PORC</text:p>
          </table:table-cell>
          <table:table-cell office:value-type="string">
            <text:p>Con computadora PORC</text:p>
          </table:table-cell>
          <table:table-cell office:value-type="string">
            <text:p>Sin teléfono de línea PORC</text:p>
          </table:table-cell>
          <table:table-cell office:value-type="float" office:value="-919">
            <text:p>-919</text:p>
          </table:table-cell>
          <table:table-cell office:value-type="float" office:value="919">
            <text:p>919</text:p>
          </table:table-cell>
          <table:table-cell office:value-type="float" office:value="-471141">
            <text:p>-47114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1_PORC</text:p>
          </table:table-cell>
          <table:table-cell office:value-type="string">
            <text:p>H__19D_02_PORC</text:p>
          </table:table-cell>
          <table:table-cell office:value-type="string">
            <text:p>Con computadora PORC</text:p>
          </table:table-cell>
          <table:table-cell office:value-type="string">
            <text:p>Sin teléfono de línea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448438">
            <text:p>-44843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B_01_PORC</text:p>
          </table:table-cell>
          <table:table-cell office:value-type="string">
            <text:p>P__09_02_PORC</text:p>
          </table:table-cell>
          <table:table-cell office:value-type="string">
            <text:p>Con computadora PORC</text:p>
          </table:table-cell>
          <table:table-cell office:value-type="string">
            <text:p>Primario PORC</text:p>
          </table:table-cell>
          <table:table-cell office:value-type="float" office:value="-908">
            <text:p>-908</text:p>
          </table:table-cell>
          <table:table-cell office:value-type="float" office:value="908">
            <text:p>908</text:p>
          </table:table-cell>
          <table:table-cell office:value-type="float" office:value="-215103">
            <text:p>-21510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1_PORC</text:p>
          </table:table-cell>
          <table:table-cell office:value-type="string">
            <text:p>P__09_02_PORC</text:p>
          </table:table-cell>
          <table:table-cell office:value-type="string">
            <text:p>Con computadora PORC</text:p>
          </table:table-cell>
          <table:table-cell office:value-type="string">
            <text:p>Primario PORC</text:p>
          </table:table-cell>
          <table:table-cell office:value-type="float" office:value="-923">
            <text:p>-923</text:p>
          </table:table-cell>
          <table:table-cell office:value-type="float" office:value="923">
            <text:p>923</text:p>
          </table:table-cell>
          <table:table-cell office:value-type="float" office:value="-236662">
            <text:p>-23666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P__09_02_PORC</text:p>
          </table:table-cell>
          <table:table-cell office:value-type="string">
            <text:p>Con computadora PORC</text:p>
          </table:table-cell>
          <table:table-cell office:value-type="string">
            <text:p>Primario PORC</text:p>
          </table:table-cell>
          <table:table-cell office:value-type="float" office:value="-913">
            <text:p>-913</text:p>
          </table:table-cell>
          <table:table-cell office:value-type="float" office:value="913">
            <text:p>913</text:p>
          </table:table-cell>
          <table:table-cell office:value-type="float" office:value="-345616">
            <text:p>-34561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B_01_PORC</text:p>
          </table:table-cell>
          <table:table-cell office:value-type="string">
            <text:p>P__09_02_PORC</text:p>
          </table:table-cell>
          <table:table-cell office:value-type="string">
            <text:p>Con computadora PORC</text:p>
          </table:table-cell>
          <table:table-cell office:value-type="string">
            <text:p>Primario PORC</text:p>
          </table:table-cell>
          <table:table-cell office:value-type="float" office:value="-906">
            <text:p>-906</text:p>
          </table:table-cell>
          <table:table-cell office:value-type="float" office:value="906">
            <text:p>906</text:p>
          </table:table-cell>
          <table:table-cell office:value-type="float" office:value="-233066">
            <text:p>-23306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47">
            <text:p>947</text:p>
          </table:table-cell>
          <table:table-cell office:value-type="float" office:value="464250">
            <text:p>46425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310757">
            <text:p>31075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54">
            <text:p>954</text:p>
          </table:table-cell>
          <table:table-cell office:value-type="float" office:value="439074">
            <text:p>43907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57">
            <text:p>957</text:p>
          </table:table-cell>
          <table:table-cell office:value-type="float" office:value="332695">
            <text:p>33269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372529">
            <text:p>37252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499533">
            <text:p>4995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415973">
            <text:p>41597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44">
            <text:p>944</text:p>
          </table:table-cell>
          <table:table-cell office:value-type="float" office:value="249089">
            <text:p>24908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257768">
            <text:p>25776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388236">
            <text:p>38823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58">
            <text:p>958</text:p>
          </table:table-cell>
          <table:table-cell office:value-type="float" office:value="318618">
            <text:p>31861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61">
            <text:p>961</text:p>
          </table:table-cell>
          <table:table-cell office:value-type="float" office:value="436860">
            <text:p>4368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50">
            <text:p>950</text:p>
          </table:table-cell>
          <table:table-cell office:value-type="float" office:value="368456">
            <text:p>36845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40">
            <text:p>940</text:p>
          </table:table-cell>
          <table:table-cell office:value-type="float" office:value="349033">
            <text:p>3490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324136">
            <text:p>32413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391090">
            <text:p>39109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364304">
            <text:p>36430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46">
            <text:p>946</text:p>
          </table:table-cell>
          <table:table-cell office:value-type="float" office:value="275686">
            <text:p>27568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356562">
            <text:p>35656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407886">
            <text:p>40788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309811">
            <text:p>-30981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24">
            <text:p>-924</text:p>
          </table:table-cell>
          <table:table-cell office:value-type="float" office:value="924">
            <text:p>924</text:p>
          </table:table-cell>
          <table:table-cell office:value-type="float" office:value="-429041">
            <text:p>-42904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26">
            <text:p>-926</text:p>
          </table:table-cell>
          <table:table-cell office:value-type="float" office:value="926">
            <text:p>926</text:p>
          </table:table-cell>
          <table:table-cell office:value-type="float" office:value="-317269">
            <text:p>-31726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10">
            <text:p>-910</text:p>
          </table:table-cell>
          <table:table-cell office:value-type="float" office:value="910">
            <text:p>910</text:p>
          </table:table-cell>
          <table:table-cell office:value-type="float" office:value="-355149">
            <text:p>-35514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41">
            <text:p>-941</text:p>
          </table:table-cell>
          <table:table-cell office:value-type="float" office:value="941">
            <text:p>941</text:p>
          </table:table-cell>
          <table:table-cell office:value-type="float" office:value="-408192">
            <text:p>-40819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31">
            <text:p>-931</text:p>
          </table:table-cell>
          <table:table-cell office:value-type="float" office:value="931">
            <text:p>931</text:p>
          </table:table-cell>
          <table:table-cell office:value-type="float" office:value="-250311">
            <text:p>-2503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20">
            <text:p>-920</text:p>
          </table:table-cell>
          <table:table-cell office:value-type="float" office:value="920">
            <text:p>920</text:p>
          </table:table-cell>
          <table:table-cell office:value-type="float" office:value="-104389">
            <text:p>-10438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385164">
            <text:p>-38516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33">
            <text:p>-933</text:p>
          </table:table-cell>
          <table:table-cell office:value-type="float" office:value="933">
            <text:p>933</text:p>
          </table:table-cell>
          <table:table-cell office:value-type="float" office:value="-424323">
            <text:p>-42432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30">
            <text:p>-930</text:p>
          </table:table-cell>
          <table:table-cell office:value-type="float" office:value="930">
            <text:p>930</text:p>
          </table:table-cell>
          <table:table-cell office:value-type="float" office:value="-312992">
            <text:p>-31299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378609">
            <text:p>-37860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366833">
            <text:p>-3668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16">
            <text:p>-916</text:p>
          </table:table-cell>
          <table:table-cell office:value-type="float" office:value="916">
            <text:p>916</text:p>
          </table:table-cell>
          <table:table-cell office:value-type="float" office:value="-257192">
            <text:p>-25719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12">
            <text:p>-912</text:p>
          </table:table-cell>
          <table:table-cell office:value-type="float" office:value="912">
            <text:p>912</text:p>
          </table:table-cell>
          <table:table-cell office:value-type="float" office:value="-342805">
            <text:p>-34280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A_02_PORC</text:p>
          </table:table-cell>
          <table:table-cell office:value-type="string">
            <text:p>H__05_03_PORC</text:p>
          </table:table-cell>
          <table:table-cell office:value-type="string">
            <text:p>Sin Heladera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737071">
            <text:p>73707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A_02_PORC</text:p>
          </table:table-cell>
          <table:table-cell office:value-type="string">
            <text:p>H__14_06_PORC</text:p>
          </table:table-cell>
          <table:table-cell office:value-type="string">
            <text:p>Sin Heladera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952739">
            <text:p>95273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2_PORC</text:p>
          </table:table-cell>
          <table:table-cell office:value-type="string">
            <text:p>H__PROP_05_PORC</text:p>
          </table:table-cell>
          <table:table-cell office:value-type="string">
            <text:p>Sin Heladera PORC</text:p>
          </table:table-cell>
          <table:table-cell office:value-type="string">
            <text:p>Ocupante por trabajo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531035">
            <text:p>53103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2_PORC</text:p>
          </table:table-cell>
          <table:table-cell office:value-type="string">
            <text:p>V__URP_03_PORC</text:p>
          </table:table-cell>
          <table:table-cell office:value-type="string">
            <text:p>Sin Heladera PORC</text:p>
          </table:table-cell>
          <table:table-cell office:value-type="string">
            <text:p>Area Rural disperso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697243">
            <text:p>69724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A_01_PORC</text:p>
          </table:table-cell>
          <table:table-cell office:value-type="string">
            <text:p>H__14_06_PORC</text:p>
          </table:table-cell>
          <table:table-cell office:value-type="string">
            <text:p>Con Heladera PORC</text:p>
          </table:table-cell>
          <table:table-cell office:value-type="string">
            <text:p>Leña o carbón PORC</text:p>
          </table:table-cell>
          <table:table-cell office:value-type="float" office:value="-911">
            <text:p>-911</text:p>
          </table:table-cell>
          <table:table-cell office:value-type="float" office:value="911">
            <text:p>911</text:p>
          </table:table-cell>
          <table:table-cell office:value-type="float" office:value="-947000">
            <text:p>-94700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9A_01_PORC</text:p>
          </table:table-cell>
          <table:table-cell office:value-type="string">
            <text:p>H__19C_01_PORC</text:p>
          </table:table-cell>
          <table:table-cell office:value-type="string">
            <text:p>Con Heladera PORC</text:p>
          </table:table-cell>
          <table:table-cell office:value-type="string">
            <text:p>Con teléfono celular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299092">
            <text:p>29909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1_PORC</text:p>
          </table:table-cell>
          <table:table-cell office:value-type="string">
            <text:p>H__PROP_05_PORC</text:p>
          </table:table-cell>
          <table:table-cell office:value-type="string">
            <text:p>Con Heladera PORC</text:p>
          </table:table-cell>
          <table:table-cell office:value-type="string">
            <text:p>Ocupante por trabajo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531035">
            <text:p>-53103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1_PORC</text:p>
          </table:table-cell>
          <table:table-cell office:value-type="string">
            <text:p>V__URP_03_PORC</text:p>
          </table:table-cell>
          <table:table-cell office:value-type="string">
            <text:p>Con Heladera PORC</text:p>
          </table:table-cell>
          <table:table-cell office:value-type="string">
            <text:p>Area Rural disperso PORC</text:p>
          </table:table-cell>
          <table:table-cell office:value-type="float" office:value="-927">
            <text:p>-927</text:p>
          </table:table-cell>
          <table:table-cell office:value-type="float" office:value="927">
            <text:p>927</text:p>
          </table:table-cell>
          <table:table-cell office:value-type="float" office:value="-697243">
            <text:p>-69724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4_07_PORC</text:p>
          </table:table-cell>
          <table:table-cell office:value-type="string">
            <text:p>V__V00_10_PORC</text:p>
          </table:table-cell>
          <table:table-cell office:value-type="string">
            <text:p>Otro PORC</text:p>
          </table:table-cell>
          <table:table-cell office:value-type="string">
            <text:p>Otros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4_06_PORC</text:p>
          </table:table-cell>
          <table:table-cell office:value-type="string">
            <text:p>H__05_03_PORC</text:p>
          </table:table-cell>
          <table:table-cell office:value-type="string">
            <text:p>Leña o carbón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879677">
            <text:p>87967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4_06_PORC</text:p>
          </table:table-cell>
          <table:table-cell office:value-type="string">
            <text:p>H__05_03_PORC</text:p>
          </table:table-cell>
          <table:table-cell office:value-type="string">
            <text:p>Leña o carbón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966252">
            <text:p>96625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4_06_PORC</text:p>
          </table:table-cell>
          <table:table-cell office:value-type="string">
            <text:p>H__05_03_PORC</text:p>
          </table:table-cell>
          <table:table-cell office:value-type="string">
            <text:p>Leña o carbón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11">
            <text:p>911</text:p>
          </table:table-cell>
          <table:table-cell office:value-type="float" office:value="232149">
            <text:p>2321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4_06_PORC</text:p>
          </table:table-cell>
          <table:table-cell office:value-type="string">
            <text:p>H__05_03_PORC</text:p>
          </table:table-cell>
          <table:table-cell office:value-type="string">
            <text:p>Leña o carbón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07">
            <text:p>907</text:p>
          </table:table-cell>
          <table:table-cell office:value-type="float" office:value="577610">
            <text:p>57761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4_06_PORC</text:p>
          </table:table-cell>
          <table:table-cell office:value-type="string">
            <text:p>H__05_03_PORC</text:p>
          </table:table-cell>
          <table:table-cell office:value-type="string">
            <text:p>Leña o carbón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777216">
            <text:p>77721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6_PORC</text:p>
          </table:table-cell>
          <table:table-cell office:value-type="string">
            <text:p>H__08_03_PORC</text:p>
          </table:table-cell>
          <table:table-cell office:value-type="string">
            <text:p>Leña o carbón PORC</text:p>
          </table:table-cell>
          <table:table-cell office:value-type="string">
            <text:p>Fuera del terreno PORC</text:p>
          </table:table-cell>
          <table:table-cell table:number-columns-repeated="2" office:value-type="float" office:value="915">
            <text:p>915</text:p>
          </table:table-cell>
          <table:table-cell office:value-type="float" office:value="1499">
            <text:p>149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4_06_PORC</text:p>
          </table:table-cell>
          <table:table-cell office:value-type="string">
            <text:p>H__19A_01_PORC</text:p>
          </table:table-cell>
          <table:table-cell office:value-type="string">
            <text:p>Leña o carbón PORC</text:p>
          </table:table-cell>
          <table:table-cell office:value-type="string">
            <text:p>Con Heladera PORC</text:p>
          </table:table-cell>
          <table:table-cell office:value-type="float" office:value="-911">
            <text:p>-911</text:p>
          </table:table-cell>
          <table:table-cell office:value-type="float" office:value="911">
            <text:p>911</text:p>
          </table:table-cell>
          <table:table-cell office:value-type="float" office:value="-947000">
            <text:p>-94700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4_06_PORC</text:p>
          </table:table-cell>
          <table:table-cell office:value-type="string">
            <text:p>H__19A_02_PORC</text:p>
          </table:table-cell>
          <table:table-cell office:value-type="string">
            <text:p>Leña o carbón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952739">
            <text:p>95273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4_06_PORC</text:p>
          </table:table-cell>
          <table:table-cell office:value-type="string">
            <text:p>H__19C_02_PORC</text:p>
          </table:table-cell>
          <table:table-cell office:value-type="string">
            <text:p>Leña o carbón PORC</text:p>
          </table:table-cell>
          <table:table-cell office:value-type="string">
            <text:p>Sin teléfono celular PORC</text:p>
          </table:table-cell>
          <table:table-cell table:number-columns-repeated="2" office:value-type="float" office:value="915">
            <text:p>915</text:p>
          </table:table-cell>
          <table:table-cell office:value-type="float" office:value="146313">
            <text:p>14631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4_06_PORC</text:p>
          </table:table-cell>
          <table:table-cell office:value-type="string">
            <text:p>V__URP_03_PORC</text:p>
          </table:table-cell>
          <table:table-cell office:value-type="string">
            <text:p>Leña o carbón PORC</text:p>
          </table:table-cell>
          <table:table-cell office:value-type="string">
            <text:p>Area Rural disperso PORC</text:p>
          </table:table-cell>
          <table:table-cell table:number-columns-repeated="2" office:value-type="float" office:value="925">
            <text:p>925</text:p>
          </table:table-cell>
          <table:table-cell office:value-type="float" office:value="489421">
            <text:p>48942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4_PORC</text:p>
          </table:table-cell>
          <table:table-cell office:value-type="string">
            <text:p>H__05_01_PORC</text:p>
          </table:table-cell>
          <table:table-cell office:value-type="string">
            <text:p>Gas en garraf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20">
            <text:p>-920</text:p>
          </table:table-cell>
          <table:table-cell office:value-type="float" office:value="920">
            <text:p>920</text:p>
          </table:table-cell>
          <table:table-cell office:value-type="float" office:value="-177733">
            <text:p>-1777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4_PORC</text:p>
          </table:table-cell>
          <table:table-cell office:value-type="string">
            <text:p>H__05_02_PORC</text:p>
          </table:table-cell>
          <table:table-cell office:value-type="string">
            <text:p>Gas en garrafa PORC</text:p>
          </table:table-cell>
          <table:table-cell office:value-type="string">
            <text:p>Cemento o ladrillo fijo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170693">
            <text:p>1706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4_PORC</text:p>
          </table:table-cell>
          <table:table-cell office:value-type="string">
            <text:p>H__07_02_PORC</text:p>
          </table:table-cell>
          <table:table-cell office:value-type="string">
            <text:p>Gas en garrafa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202869">
            <text:p>20286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1_PORC</text:p>
          </table:table-cell>
          <table:table-cell office:value-type="string">
            <text:p>H__05_01_PORC</text:p>
          </table:table-cell>
          <table:table-cell office:value-type="string">
            <text:p>Gas de red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190170">
            <text:p>19017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4_01_PORC</text:p>
          </table:table-cell>
          <table:table-cell office:value-type="string">
            <text:p>H__05_01_PORC</text:p>
          </table:table-cell>
          <table:table-cell office:value-type="string">
            <text:p>Gas de red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802036">
            <text:p>80203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1_PORC</text:p>
          </table:table-cell>
          <table:table-cell office:value-type="string">
            <text:p>H__05_02_PORC</text:p>
          </table:table-cell>
          <table:table-cell office:value-type="string">
            <text:p>Gas de red PORC</text:p>
          </table:table-cell>
          <table:table-cell office:value-type="string">
            <text:p>Cemento o ladrillo fijo PORC</text:p>
          </table:table-cell>
          <table:table-cell office:value-type="float" office:value="-927">
            <text:p>-927</text:p>
          </table:table-cell>
          <table:table-cell office:value-type="float" office:value="927">
            <text:p>927</text:p>
          </table:table-cell>
          <table:table-cell office:value-type="float" office:value="-177123">
            <text:p>-17712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4_01_PORC</text:p>
          </table:table-cell>
          <table:table-cell office:value-type="string">
            <text:p>H__09_01_PORC</text:p>
          </table:table-cell>
          <table:table-cell office:value-type="string">
            <text:p>Gas de red PORC</text:p>
          </table:table-cell>
          <table:table-cell office:value-type="string">
            <text:p>Red pública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1147928">
            <text:p>114792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4_01_PORC</text:p>
          </table:table-cell>
          <table:table-cell office:value-type="string">
            <text:p>H__19D_01_PORC</text:p>
          </table:table-cell>
          <table:table-cell office:value-type="string">
            <text:p>Gas de red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5">
            <text:p>905</text:p>
          </table:table-cell>
          <table:table-cell office:value-type="float" office:value="919156">
            <text:p>91915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4_01_PORC</text:p>
          </table:table-cell>
          <table:table-cell office:value-type="string">
            <text:p>V__URP_03_PORC</text:p>
          </table:table-cell>
          <table:table-cell office:value-type="string">
            <text:p>Gas de red PORC</text:p>
          </table:table-cell>
          <table:table-cell office:value-type="string">
            <text:p>Area Rural disperso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1884137">
            <text:p>-188413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63">
            <text:p>963</text:p>
          </table:table-cell>
          <table:table-cell office:value-type="float" office:value="147561">
            <text:p>14756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79">
            <text:p>979</text:p>
          </table:table-cell>
          <table:table-cell office:value-type="float" office:value="216985">
            <text:p>21698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151947">
            <text:p>15194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35">
            <text:p>935</text:p>
          </table:table-cell>
          <table:table-cell office:value-type="float" office:value="91764">
            <text:p>91764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68">
            <text:p>968</text:p>
          </table:table-cell>
          <table:table-cell office:value-type="float" office:value="146364">
            <text:p>146364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92">
            <text:p>992</text:p>
          </table:table-cell>
          <table:table-cell office:value-type="float" office:value="204494">
            <text:p>20449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72468">
            <text:p>7246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64">
            <text:p>964</text:p>
          </table:table-cell>
          <table:table-cell office:value-type="float" office:value="288177">
            <text:p>28817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141660">
            <text:p>14166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209320">
            <text:p>20932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203885">
            <text:p>20388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3_01_PORC</text:p>
          </table:table-cell>
          <table:table-cell office:value-type="string">
            <text:p>H__10_02_PORC</text:p>
          </table:table-cell>
          <table:table-cell office:value-type="string">
            <text:p>De uso exclusivo del hogar PORC</text:p>
          </table:table-cell>
          <table:table-cell office:value-type="string">
            <text:p>HOGAR NO Tiene baño o letrina PORC</text:p>
          </table:table-cell>
          <table:table-cell office:value-type="float" office:value="-915">
            <text:p>-915</text:p>
          </table:table-cell>
          <table:table-cell office:value-type="float" office:value="915">
            <text:p>915</text:p>
          </table:table-cell>
          <table:table-cell office:value-type="float" office:value="-192809">
            <text:p>-19280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3_01_PORC</text:p>
          </table:table-cell>
          <table:table-cell office:value-type="string">
            <text:p>H__10_02_PORC</text:p>
          </table:table-cell>
          <table:table-cell office:value-type="string">
            <text:p>De uso exclusivo del hogar PORC</text:p>
          </table:table-cell>
          <table:table-cell office:value-type="string">
            <text:p>HOGAR NO Tiene baño o letrina PORC</text:p>
          </table:table-cell>
          <table:table-cell office:value-type="float" office:value="-933">
            <text:p>-933</text:p>
          </table:table-cell>
          <table:table-cell office:value-type="float" office:value="933">
            <text:p>933</text:p>
          </table:table-cell>
          <table:table-cell office:value-type="float" office:value="-146199">
            <text:p>-14619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3_01_PORC</text:p>
          </table:table-cell>
          <table:table-cell office:value-type="string">
            <text:p>H__10_02_PORC</text:p>
          </table:table-cell>
          <table:table-cell office:value-type="string">
            <text:p>De uso exclusivo del hogar PORC</text:p>
          </table:table-cell>
          <table:table-cell office:value-type="string">
            <text:p>HOGAR NO Tiene baño o letrina PORC</text:p>
          </table:table-cell>
          <table:table-cell office:value-type="float" office:value="-935">
            <text:p>-935</text:p>
          </table:table-cell>
          <table:table-cell office:value-type="float" office:value="935">
            <text:p>935</text:p>
          </table:table-cell>
          <table:table-cell office:value-type="float" office:value="-91764">
            <text:p>-9176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3_01_PORC</text:p>
          </table:table-cell>
          <table:table-cell office:value-type="string">
            <text:p>H__10_02_PORC</text:p>
          </table:table-cell>
          <table:table-cell office:value-type="string">
            <text:p>De uso exclusivo del hogar PORC</text:p>
          </table:table-cell>
          <table:table-cell office:value-type="string">
            <text:p>HOGAR NO Tiene baño o letrina PORC</text:p>
          </table:table-cell>
          <table:table-cell office:value-type="float" office:value="-914">
            <text:p>-914</text:p>
          </table:table-cell>
          <table:table-cell office:value-type="float" office:value="914">
            <text:p>914</text:p>
          </table:table-cell>
          <table:table-cell office:value-type="float" office:value="-72468">
            <text:p>-7246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3_01_PORC</text:p>
          </table:table-cell>
          <table:table-cell office:value-type="string">
            <text:p>H__ALGUNBI_01_PORC</text:p>
          </table:table-cell>
          <table:table-cell office:value-type="string">
            <text:p>De uso exclusivo del hogar PORC</text:p>
          </table:table-cell>
          <table:table-cell office:value-type="string">
            <text:p>Sin NBI PORC</text:p>
          </table:table-cell>
          <table:table-cell table:number-columns-repeated="2" office:value-type="float" office:value="937">
            <text:p>937</text:p>
          </table:table-cell>
          <table:table-cell office:value-type="float" office:value="230667">
            <text:p>2306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3_01_PORC</text:p>
          </table:table-cell>
          <table:table-cell office:value-type="string">
            <text:p>H__ALGUNBI_01_PORC</text:p>
          </table:table-cell>
          <table:table-cell office:value-type="string">
            <text:p>De uso exclusivo del hogar PORC</text:p>
          </table:table-cell>
          <table:table-cell office:value-type="string">
            <text:p>Sin NBI PORC</text:p>
          </table:table-cell>
          <table:table-cell table:number-columns-repeated="2" office:value-type="float" office:value="917">
            <text:p>917</text:p>
          </table:table-cell>
          <table:table-cell office:value-type="float" office:value="149357">
            <text:p>14935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3_01_PORC</text:p>
          </table:table-cell>
          <table:table-cell office:value-type="string">
            <text:p>H__ALGUNBI_01_PORC</text:p>
          </table:table-cell>
          <table:table-cell office:value-type="string">
            <text:p>De uso exclusivo del hogar PORC</text:p>
          </table:table-cell>
          <table:table-cell office:value-type="string">
            <text:p>Sin NBI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86763">
            <text:p>8676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3_01_PORC</text:p>
          </table:table-cell>
          <table:table-cell office:value-type="string">
            <text:p>H__ALGUNBI_01_PORC</text:p>
          </table:table-cell>
          <table:table-cell office:value-type="string">
            <text:p>De uso exclusivo del hogar PORC</text:p>
          </table:table-cell>
          <table:table-cell office:value-type="string">
            <text:p>Sin NBI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158425">
            <text:p>1584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3_01_PORC</text:p>
          </table:table-cell>
          <table:table-cell office:value-type="string">
            <text:p>H__ALGUNBI_01_PORC</text:p>
          </table:table-cell>
          <table:table-cell office:value-type="string">
            <text:p>De uso exclusivo del hogar PORC</text:p>
          </table:table-cell>
          <table:table-cell office:value-type="string">
            <text:p>Sin NBI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284381">
            <text:p>28438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3_01_PORC</text:p>
          </table:table-cell>
          <table:table-cell office:value-type="string">
            <text:p>H__ALGUNBI_01_PORC</text:p>
          </table:table-cell>
          <table:table-cell office:value-type="string">
            <text:p>De uso exclusivo del hogar PORC</text:p>
          </table:table-cell>
          <table:table-cell office:value-type="string">
            <text:p>Sin NBI PORC</text:p>
          </table:table-cell>
          <table:table-cell table:number-columns-repeated="2" office:value-type="float" office:value="921">
            <text:p>921</text:p>
          </table:table-cell>
          <table:table-cell office:value-type="float" office:value="86042">
            <text:p>8604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3_01_PORC</text:p>
          </table:table-cell>
          <table:table-cell office:value-type="string">
            <text:p>H__ALGUNBI_02_PORC</text:p>
          </table:table-cell>
          <table:table-cell office:value-type="string">
            <text:p>De uso exclusivo del hogar PORC</text:p>
          </table:table-cell>
          <table:table-cell office:value-type="string">
            <text:p>Al menos un indicador NBI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84119">
            <text:p>-8411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2_04_PORC</text:p>
          </table:table-cell>
          <table:table-cell office:value-type="string">
            <text:p>H__11_02_PORC</text:p>
          </table:table-cell>
          <table:table-cell office:value-type="string">
            <text:p>A hoyo, excavación en la tierra, etc.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510549">
            <text:p>51054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2_01_PORC</text:p>
          </table:table-cell>
          <table:table-cell office:value-type="string">
            <text:p>H__09_01_PORC</text:p>
          </table:table-cell>
          <table:table-cell office:value-type="string">
            <text:p>A red publica (cloaca) PORC</text:p>
          </table:table-cell>
          <table:table-cell office:value-type="string">
            <text:p>Red pública PORC</text:p>
          </table:table-cell>
          <table:table-cell table:number-columns-repeated="2" office:value-type="float" office:value="955">
            <text:p>955</text:p>
          </table:table-cell>
          <table:table-cell office:value-type="float" office:value="1046930">
            <text:p>104693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1_02_PORC</text:p>
          </table:table-cell>
          <table:table-cell office:value-type="string">
            <text:p>H__05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00">
            <text:p>-900</text:p>
          </table:table-cell>
          <table:table-cell office:value-type="float" office:value="900">
            <text:p>900</text:p>
          </table:table-cell>
          <table:table-cell office:value-type="float" office:value="-61462">
            <text:p>-6146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1_02_PORC</text:p>
          </table:table-cell>
          <table:table-cell office:value-type="string">
            <text:p>H__05_02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emento o ladrillo fijo PORC</text:p>
          </table:table-cell>
          <table:table-cell table:number-columns-repeated="2" office:value-type="float" office:value="910">
            <text:p>910</text:p>
          </table:table-cell>
          <table:table-cell office:value-type="float" office:value="57620">
            <text:p>5762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1_02_PORC</text:p>
          </table:table-cell>
          <table:table-cell office:value-type="string">
            <text:p>H__08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Por cañeria dentro de la vivienda PORC</text:p>
          </table:table-cell>
          <table:table-cell office:value-type="float" office:value="-910">
            <text:p>-910</text:p>
          </table:table-cell>
          <table:table-cell office:value-type="float" office:value="910">
            <text:p>910</text:p>
          </table:table-cell>
          <table:table-cell office:value-type="float" office:value="-213308">
            <text:p>-2133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2_PORC</text:p>
          </table:table-cell>
          <table:table-cell office:value-type="string">
            <text:p>H__08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Por cañeria dentro de la vivienda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935137">
            <text:p>-93513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1_02_PORC</text:p>
          </table:table-cell>
          <table:table-cell office:value-type="string">
            <text:p>H__08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Por cañeria dentro de la vivienda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790473">
            <text:p>-79047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1_02_PORC</text:p>
          </table:table-cell>
          <table:table-cell office:value-type="string">
            <text:p>H__08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Por cañeria dentro de la vivienda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271201">
            <text:p>-27120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1_02_PORC</text:p>
          </table:table-cell>
          <table:table-cell office:value-type="string">
            <text:p>H__12_04_PORC</text:p>
          </table:table-cell>
          <table:table-cell office:value-type="string">
            <text:p>No tiene cadena y mochila en el baño PORC</text:p>
          </table:table-cell>
          <table:table-cell office:value-type="string">
            <text:p>A hoyo, excavación en la tierra, etc.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510549">
            <text:p>51054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1_01_PORC</text:p>
          </table:table-cell>
          <table:table-cell office:value-type="string">
            <text:p>H__05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639310">
            <text:p>6393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H__05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57">
            <text:p>957</text:p>
          </table:table-cell>
          <table:table-cell office:value-type="float" office:value="1168147">
            <text:p>116814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H__07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875872">
            <text:p>87587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65">
            <text:p>965</text:p>
          </table:table-cell>
          <table:table-cell office:value-type="float" office:value="615382">
            <text:p>61538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9">
            <text:p>949</text:p>
          </table:table-cell>
          <table:table-cell office:value-type="float" office:value="278768">
            <text:p>2787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60">
            <text:p>960</text:p>
          </table:table-cell>
          <table:table-cell office:value-type="float" office:value="1097997">
            <text:p>109799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313843">
            <text:p>31384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86">
            <text:p>986</text:p>
          </table:table-cell>
          <table:table-cell office:value-type="float" office:value="1311409">
            <text:p>131140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65">
            <text:p>965</text:p>
          </table:table-cell>
          <table:table-cell office:value-type="float" office:value="1051965">
            <text:p>105196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71">
            <text:p>971</text:p>
          </table:table-cell>
          <table:table-cell office:value-type="float" office:value="432072">
            <text:p>43207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285543">
            <text:p>28554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31">
            <text:p>931</text:p>
          </table:table-cell>
          <table:table-cell office:value-type="float" office:value="487854">
            <text:p>48785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62">
            <text:p>962</text:p>
          </table:table-cell>
          <table:table-cell office:value-type="float" office:value="369041">
            <text:p>36904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658521">
            <text:p>65852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4">
            <text:p>944</text:p>
          </table:table-cell>
          <table:table-cell office:value-type="float" office:value="305183">
            <text:p>3051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0">
            <text:p>940</text:p>
          </table:table-cell>
          <table:table-cell office:value-type="float" office:value="720682">
            <text:p>72068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1012240">
            <text:p>101224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223759">
            <text:p>22375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779806">
            <text:p>77980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10">
            <text:p>910</text:p>
          </table:table-cell>
          <table:table-cell office:value-type="float" office:value="330333">
            <text:p>330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55">
            <text:p>955</text:p>
          </table:table-cell>
          <table:table-cell office:value-type="float" office:value="240241">
            <text:p>24024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1064742">
            <text:p>106474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3">
            <text:p>943</text:p>
          </table:table-cell>
          <table:table-cell office:value-type="float" office:value="922591">
            <text:p>92259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1_01_PORC</text:p>
          </table:table-cell>
          <table:table-cell office:value-type="string">
            <text:p>H__08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Fuera de la vivienda pero dentro del terreno PORC</text:p>
          </table:table-cell>
          <table:table-cell office:value-type="float" office:value="-900">
            <text:p>-900</text:p>
          </table:table-cell>
          <table:table-cell office:value-type="float" office:value="900">
            <text:p>900</text:p>
          </table:table-cell>
          <table:table-cell office:value-type="float" office:value="-289749">
            <text:p>-28974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P__12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654607">
            <text:p>65460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0_02_PORC</text:p>
          </table:table-cell>
          <table:table-cell office:value-type="string">
            <text:p>H__13_01_PORC</text:p>
          </table:table-cell>
          <table:table-cell office:value-type="string">
            <text:p>HOGAR NO Tiene baño o letrina PORC</text:p>
          </table:table-cell>
          <table:table-cell office:value-type="string">
            <text:p>De uso exclusivo del hogar PORC</text:p>
          </table:table-cell>
          <table:table-cell office:value-type="float" office:value="-915">
            <text:p>-915</text:p>
          </table:table-cell>
          <table:table-cell office:value-type="float" office:value="915">
            <text:p>915</text:p>
          </table:table-cell>
          <table:table-cell office:value-type="float" office:value="-192809">
            <text:p>-19280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0_02_PORC</text:p>
          </table:table-cell>
          <table:table-cell office:value-type="string">
            <text:p>H__13_01_PORC</text:p>
          </table:table-cell>
          <table:table-cell office:value-type="string">
            <text:p>HOGAR NO Tiene baño o letrina PORC</text:p>
          </table:table-cell>
          <table:table-cell office:value-type="string">
            <text:p>De uso exclusivo del hogar PORC</text:p>
          </table:table-cell>
          <table:table-cell office:value-type="float" office:value="-933">
            <text:p>-933</text:p>
          </table:table-cell>
          <table:table-cell office:value-type="float" office:value="933">
            <text:p>933</text:p>
          </table:table-cell>
          <table:table-cell office:value-type="float" office:value="-146199">
            <text:p>-14619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0_02_PORC</text:p>
          </table:table-cell>
          <table:table-cell office:value-type="string">
            <text:p>H__13_01_PORC</text:p>
          </table:table-cell>
          <table:table-cell office:value-type="string">
            <text:p>HOGAR NO Tiene baño o letrina PORC</text:p>
          </table:table-cell>
          <table:table-cell office:value-type="string">
            <text:p>De uso exclusivo del hogar PORC</text:p>
          </table:table-cell>
          <table:table-cell office:value-type="float" office:value="-935">
            <text:p>-935</text:p>
          </table:table-cell>
          <table:table-cell office:value-type="float" office:value="935">
            <text:p>935</text:p>
          </table:table-cell>
          <table:table-cell office:value-type="float" office:value="-91764">
            <text:p>-9176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0_02_PORC</text:p>
          </table:table-cell>
          <table:table-cell office:value-type="string">
            <text:p>H__13_01_PORC</text:p>
          </table:table-cell>
          <table:table-cell office:value-type="string">
            <text:p>HOGAR NO Tiene baño o letrina PORC</text:p>
          </table:table-cell>
          <table:table-cell office:value-type="string">
            <text:p>De uso exclusivo del hogar PORC</text:p>
          </table:table-cell>
          <table:table-cell office:value-type="float" office:value="-914">
            <text:p>-914</text:p>
          </table:table-cell>
          <table:table-cell office:value-type="float" office:value="914">
            <text:p>914</text:p>
          </table:table-cell>
          <table:table-cell office:value-type="float" office:value="-72468">
            <text:p>-7246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0_02_PORC</text:p>
          </table:table-cell>
          <table:table-cell office:value-type="string">
            <text:p>H__ALGUNBI_02_PORC</text:p>
          </table:table-cell>
          <table:table-cell office:value-type="string">
            <text:p>HOGAR NO Tiene baño o letrina PORC</text:p>
          </table:table-cell>
          <table:table-cell office:value-type="string">
            <text:p>Al menos un indicador NBI PORC</text:p>
          </table:table-cell>
          <table:table-cell table:number-columns-repeated="2" office:value-type="float" office:value="933">
            <text:p>933</text:p>
          </table:table-cell>
          <table:table-cell office:value-type="float" office:value="213455">
            <text:p>2134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0_02_PORC</text:p>
          </table:table-cell>
          <table:table-cell office:value-type="string">
            <text:p>H__ALGUNBI_02_PORC</text:p>
          </table:table-cell>
          <table:table-cell office:value-type="string">
            <text:p>HOGAR NO Tiene baño o letrina PORC</text:p>
          </table:table-cell>
          <table:table-cell office:value-type="string">
            <text:p>Al menos un indicador NBI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221798">
            <text:p>22179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63">
            <text:p>963</text:p>
          </table:table-cell>
          <table:table-cell office:value-type="float" office:value="147561">
            <text:p>14756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79">
            <text:p>979</text:p>
          </table:table-cell>
          <table:table-cell office:value-type="float" office:value="216985">
            <text:p>21698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151947">
            <text:p>15194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35">
            <text:p>935</text:p>
          </table:table-cell>
          <table:table-cell office:value-type="float" office:value="91764">
            <text:p>91764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68">
            <text:p>968</text:p>
          </table:table-cell>
          <table:table-cell office:value-type="float" office:value="146364">
            <text:p>146364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92">
            <text:p>992</text:p>
          </table:table-cell>
          <table:table-cell office:value-type="float" office:value="204494">
            <text:p>20449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72468">
            <text:p>7246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64">
            <text:p>964</text:p>
          </table:table-cell>
          <table:table-cell office:value-type="float" office:value="288177">
            <text:p>28817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141660">
            <text:p>14166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209320">
            <text:p>20932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203885">
            <text:p>20388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0_01_PORC</text:p>
          </table:table-cell>
          <table:table-cell office:value-type="string">
            <text:p>H__ALGUNBI_01_PORC</text:p>
          </table:table-cell>
          <table:table-cell office:value-type="string">
            <text:p>HOGAR SI Tiene baño o letrina PORC</text:p>
          </table:table-cell>
          <table:table-cell office:value-type="string">
            <text:p>Sin NBI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232476">
            <text:p>23247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0_01_PORC</text:p>
          </table:table-cell>
          <table:table-cell office:value-type="string">
            <text:p>H__ALGUNBI_01_PORC</text:p>
          </table:table-cell>
          <table:table-cell office:value-type="string">
            <text:p>HOGAR SI Tiene baño o letrina PORC</text:p>
          </table:table-cell>
          <table:table-cell office:value-type="string">
            <text:p>Sin NBI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148970">
            <text:p>14897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0_01_PORC</text:p>
          </table:table-cell>
          <table:table-cell office:value-type="string">
            <text:p>H__ALGUNBI_01_PORC</text:p>
          </table:table-cell>
          <table:table-cell office:value-type="string">
            <text:p>HOGAR SI Tiene baño o letrina PORC</text:p>
          </table:table-cell>
          <table:table-cell office:value-type="string">
            <text:p>Sin NBI PORC</text:p>
          </table:table-cell>
          <table:table-cell table:number-columns-repeated="2" office:value-type="float" office:value="958">
            <text:p>958</text:p>
          </table:table-cell>
          <table:table-cell office:value-type="float" office:value="287353">
            <text:p>28735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09_03_PORC</text:p>
          </table:table-cell>
          <table:table-cell office:value-type="string">
            <text:p>V__01_02_PORC</text:p>
          </table:table-cell>
          <table:table-cell office:value-type="string">
            <text:p>Perforación con bomba manual PORC</text:p>
          </table:table-cell>
          <table:table-cell office:value-type="string">
            <text:p>Rancho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731">
            <text:p>173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09_01_PORC</text:p>
          </table:table-cell>
          <table:table-cell office:value-type="string">
            <text:p>H__12_01_PORC</text:p>
          </table:table-cell>
          <table:table-cell office:value-type="string">
            <text:p>Red pública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55">
            <text:p>955</text:p>
          </table:table-cell>
          <table:table-cell office:value-type="float" office:value="1046930">
            <text:p>104693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9_01_PORC</text:p>
          </table:table-cell>
          <table:table-cell office:value-type="string">
            <text:p>H__14_01_PORC</text:p>
          </table:table-cell>
          <table:table-cell office:value-type="string">
            <text:p>Red pública PORC</text:p>
          </table:table-cell>
          <table:table-cell office:value-type="string">
            <text:p>Gas de red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1147928">
            <text:p>114792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1568843">
            <text:p>-156884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914">
            <text:p>-914</text:p>
          </table:table-cell>
          <table:table-cell office:value-type="float" office:value="914">
            <text:p>914</text:p>
          </table:table-cell>
          <table:table-cell office:value-type="float" office:value="-1361639">
            <text:p>-136163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1150787">
            <text:p>-115078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936">
            <text:p>-936</text:p>
          </table:table-cell>
          <table:table-cell office:value-type="float" office:value="936">
            <text:p>936</text:p>
          </table:table-cell>
          <table:table-cell office:value-type="float" office:value="-2077598">
            <text:p>-207759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939">
            <text:p>-939</text:p>
          </table:table-cell>
          <table:table-cell office:value-type="float" office:value="939">
            <text:p>939</text:p>
          </table:table-cell>
          <table:table-cell office:value-type="float" office:value="-2103625">
            <text:p>-21036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8_03_PORC</text:p>
          </table:table-cell>
          <table:table-cell office:value-type="string">
            <text:p>H__14_06_PORC</text:p>
          </table:table-cell>
          <table:table-cell office:value-type="string">
            <text:p>Fuera del terren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15">
            <text:p>915</text:p>
          </table:table-cell>
          <table:table-cell office:value-type="float" office:value="1499">
            <text:p>149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8_02_PORC</text:p>
          </table:table-cell>
          <table:table-cell office:value-type="string">
            <text:p>H__11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Si tiene cadena y mochila en el baño PORC</text:p>
          </table:table-cell>
          <table:table-cell office:value-type="float" office:value="-900">
            <text:p>-900</text:p>
          </table:table-cell>
          <table:table-cell office:value-type="float" office:value="900">
            <text:p>900</text:p>
          </table:table-cell>
          <table:table-cell office:value-type="float" office:value="-289749">
            <text:p>-28974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8_01_PORC</text:p>
          </table:table-cell>
          <table:table-cell office:value-type="string">
            <text:p>H__05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627612">
            <text:p>62761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8_01_PORC</text:p>
          </table:table-cell>
          <table:table-cell office:value-type="string">
            <text:p>H__05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324675">
            <text:p>32467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H__05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59">
            <text:p>959</text:p>
          </table:table-cell>
          <table:table-cell office:value-type="float" office:value="1220962">
            <text:p>122096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65">
            <text:p>965</text:p>
          </table:table-cell>
          <table:table-cell office:value-type="float" office:value="615382">
            <text:p>61538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9">
            <text:p>949</text:p>
          </table:table-cell>
          <table:table-cell office:value-type="float" office:value="278768">
            <text:p>2787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60">
            <text:p>960</text:p>
          </table:table-cell>
          <table:table-cell office:value-type="float" office:value="1097997">
            <text:p>109799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313843">
            <text:p>31384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86">
            <text:p>986</text:p>
          </table:table-cell>
          <table:table-cell office:value-type="float" office:value="1311409">
            <text:p>131140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65">
            <text:p>965</text:p>
          </table:table-cell>
          <table:table-cell office:value-type="float" office:value="1051965">
            <text:p>105196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71">
            <text:p>971</text:p>
          </table:table-cell>
          <table:table-cell office:value-type="float" office:value="432072">
            <text:p>43207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285543">
            <text:p>28554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31">
            <text:p>931</text:p>
          </table:table-cell>
          <table:table-cell office:value-type="float" office:value="487854">
            <text:p>48785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62">
            <text:p>962</text:p>
          </table:table-cell>
          <table:table-cell office:value-type="float" office:value="369041">
            <text:p>36904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658521">
            <text:p>65852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4">
            <text:p>944</text:p>
          </table:table-cell>
          <table:table-cell office:value-type="float" office:value="305183">
            <text:p>30518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0">
            <text:p>940</text:p>
          </table:table-cell>
          <table:table-cell office:value-type="float" office:value="720682">
            <text:p>72068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1012240">
            <text:p>10122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223759">
            <text:p>22375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779806">
            <text:p>77980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10">
            <text:p>910</text:p>
          </table:table-cell>
          <table:table-cell office:value-type="float" office:value="330333">
            <text:p>33033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55">
            <text:p>955</text:p>
          </table:table-cell>
          <table:table-cell office:value-type="float" office:value="240241">
            <text:p>24024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1064742">
            <text:p>10647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3">
            <text:p>943</text:p>
          </table:table-cell>
          <table:table-cell office:value-type="float" office:value="922591">
            <text:p>92259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8_01_PORC</text:p>
          </table:table-cell>
          <table:table-cell office:value-type="string">
            <text:p>H__11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tiene cadena y mochila en el baño PORC</text:p>
          </table:table-cell>
          <table:table-cell office:value-type="float" office:value="-910">
            <text:p>-910</text:p>
          </table:table-cell>
          <table:table-cell office:value-type="float" office:value="910">
            <text:p>910</text:p>
          </table:table-cell>
          <table:table-cell office:value-type="float" office:value="-213308">
            <text:p>-2133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H__11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tiene cadena y mochila en el baño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935137">
            <text:p>-93513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8_01_PORC</text:p>
          </table:table-cell>
          <table:table-cell office:value-type="string">
            <text:p>H__11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tiene cadena y mochila en el baño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790473">
            <text:p>-79047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8_01_PORC</text:p>
          </table:table-cell>
          <table:table-cell office:value-type="string">
            <text:p>H__11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tiene cadena y mochila en el baño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271201">
            <text:p>-27120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P__12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5">
            <text:p>905</text:p>
          </table:table-cell>
          <table:table-cell office:value-type="float" office:value="686035">
            <text:p>686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2_PORC</text:p>
          </table:table-cell>
          <table:table-cell office:value-type="string">
            <text:p>H__05_02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emento o ladrillo fijo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116310">
            <text:p>1163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2_PORC</text:p>
          </table:table-cell>
          <table:table-cell office:value-type="string">
            <text:p>H__14_04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Gas en garrafa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202869">
            <text:p>20286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1_PORC</text:p>
          </table:table-cell>
          <table:table-cell office:value-type="string">
            <text:p>H__05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839311">
            <text:p>8393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1_PORC</text:p>
          </table:table-cell>
          <table:table-cell office:value-type="string">
            <text:p>H__05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11">
            <text:p>911</text:p>
          </table:table-cell>
          <table:table-cell office:value-type="float" office:value="126960">
            <text:p>1269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7_01_PORC</text:p>
          </table:table-cell>
          <table:table-cell office:value-type="string">
            <text:p>H__05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703236">
            <text:p>70323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1_PORC</text:p>
          </table:table-cell>
          <table:table-cell office:value-type="string">
            <text:p>H__11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875872">
            <text:p>87587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6_07_PORC</text:p>
          </table:table-cell>
          <table:table-cell office:value-type="string">
            <text:p>H__05_03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32">
            <text:p>932</text:p>
          </table:table-cell>
          <table:table-cell office:value-type="float" office:value="778559">
            <text:p>77855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6_07_PORC</text:p>
          </table:table-cell>
          <table:table-cell office:value-type="string">
            <text:p>V__01_02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Rancho PORC</text:p>
          </table:table-cell>
          <table:table-cell table:number-columns-repeated="2" office:value-type="float" office:value="950">
            <text:p>950</text:p>
          </table:table-cell>
          <table:table-cell office:value-type="float" office:value="679970">
            <text:p>67997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3_PORC</text:p>
          </table:table-cell>
          <table:table-cell office:value-type="string">
            <text:p>H__06_07_PORC</text:p>
          </table:table-cell>
          <table:table-cell office:value-type="string">
            <text:p>Tierra o ladrillo suelto PORC</text:p>
          </table:table-cell>
          <table:table-cell office:value-type="string">
            <text:p>Caña, palma, tabla o paja con o sin barro PORC</text:p>
          </table:table-cell>
          <table:table-cell table:number-columns-repeated="2" office:value-type="float" office:value="932">
            <text:p>932</text:p>
          </table:table-cell>
          <table:table-cell office:value-type="float" office:value="778559">
            <text:p>77855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3_PORC</text:p>
          </table:table-cell>
          <table:table-cell office:value-type="string">
            <text:p>H__14_06_PORC</text:p>
          </table:table-cell>
          <table:table-cell office:value-type="string">
            <text:p>Tierra o ladrillo suelt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879677">
            <text:p>87967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3_PORC</text:p>
          </table:table-cell>
          <table:table-cell office:value-type="string">
            <text:p>H__14_06_PORC</text:p>
          </table:table-cell>
          <table:table-cell office:value-type="string">
            <text:p>Tierra o ladrillo suelt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966252">
            <text:p>96625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3_PORC</text:p>
          </table:table-cell>
          <table:table-cell office:value-type="string">
            <text:p>H__14_06_PORC</text:p>
          </table:table-cell>
          <table:table-cell office:value-type="string">
            <text:p>Tierra o ladrillo suelt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11">
            <text:p>911</text:p>
          </table:table-cell>
          <table:table-cell office:value-type="float" office:value="232149">
            <text:p>2321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5_03_PORC</text:p>
          </table:table-cell>
          <table:table-cell office:value-type="string">
            <text:p>H__14_06_PORC</text:p>
          </table:table-cell>
          <table:table-cell office:value-type="string">
            <text:p>Tierra o ladrillo suelt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07">
            <text:p>907</text:p>
          </table:table-cell>
          <table:table-cell office:value-type="float" office:value="577610">
            <text:p>57761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5_03_PORC</text:p>
          </table:table-cell>
          <table:table-cell office:value-type="string">
            <text:p>H__14_06_PORC</text:p>
          </table:table-cell>
          <table:table-cell office:value-type="string">
            <text:p>Tierra o ladrillo suelt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777216">
            <text:p>77721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5_03_PORC</text:p>
          </table:table-cell>
          <table:table-cell office:value-type="string">
            <text:p>H__19A_02_PORC</text:p>
          </table:table-cell>
          <table:table-cell office:value-type="string">
            <text:p>Tierra o ladrillo suelto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737071">
            <text:p>73707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3_PORC</text:p>
          </table:table-cell>
          <table:table-cell office:value-type="string">
            <text:p>V__01_02_PORC</text:p>
          </table:table-cell>
          <table:table-cell office:value-type="string">
            <text:p>Tierra o ladrillo suelto PORC</text:p>
          </table:table-cell>
          <table:table-cell office:value-type="string">
            <text:p>Rancho PORC</text:p>
          </table:table-cell>
          <table:table-cell table:number-columns-repeated="2" office:value-type="float" office:value="929">
            <text:p>929</text:p>
          </table:table-cell>
          <table:table-cell office:value-type="float" office:value="764808">
            <text:p>7648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2_PORC</text:p>
          </table:table-cell>
          <table:table-cell office:value-type="string">
            <text:p>H__07_02_PORC</text:p>
          </table:table-cell>
          <table:table-cell office:value-type="string">
            <text:p>Cemento o ladrillo fijo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116310">
            <text:p>1163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2_PORC</text:p>
          </table:table-cell>
          <table:table-cell office:value-type="string">
            <text:p>H__11_02_PORC</text:p>
          </table:table-cell>
          <table:table-cell office:value-type="string">
            <text:p>Cemento o ladrillo fijo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910">
            <text:p>910</text:p>
          </table:table-cell>
          <table:table-cell office:value-type="float" office:value="57620">
            <text:p>5762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2_PORC</text:p>
          </table:table-cell>
          <table:table-cell office:value-type="string">
            <text:p>H__14_01_PORC</text:p>
          </table:table-cell>
          <table:table-cell office:value-type="string">
            <text:p>Cemento o ladrillo fijo PORC</text:p>
          </table:table-cell>
          <table:table-cell office:value-type="string">
            <text:p>Gas de red PORC</text:p>
          </table:table-cell>
          <table:table-cell office:value-type="float" office:value="-927">
            <text:p>-927</text:p>
          </table:table-cell>
          <table:table-cell office:value-type="float" office:value="927">
            <text:p>927</text:p>
          </table:table-cell>
          <table:table-cell office:value-type="float" office:value="-177123">
            <text:p>-17712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2_PORC</text:p>
          </table:table-cell>
          <table:table-cell office:value-type="string">
            <text:p>H__14_04_PORC</text:p>
          </table:table-cell>
          <table:table-cell office:value-type="string">
            <text:p>Cemento o ladrillo fijo PORC</text:p>
          </table:table-cell>
          <table:table-cell office:value-type="string">
            <text:p>Gas en garrafa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170693">
            <text:p>17069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H__07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839311">
            <text:p>8393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1_PORC</text:p>
          </table:table-cell>
          <table:table-cell office:value-type="string">
            <text:p>H__07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911">
            <text:p>911</text:p>
          </table:table-cell>
          <table:table-cell office:value-type="float" office:value="126960">
            <text:p>1269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5_01_PORC</text:p>
          </table:table-cell>
          <table:table-cell office:value-type="string">
            <text:p>H__07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703236">
            <text:p>70323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5_01_PORC</text:p>
          </table:table-cell>
          <table:table-cell office:value-type="string">
            <text:p>H__08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627612">
            <text:p>62761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5_01_PORC</text:p>
          </table:table-cell>
          <table:table-cell office:value-type="string">
            <text:p>H__08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324675">
            <text:p>32467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H__08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59">
            <text:p>959</text:p>
          </table:table-cell>
          <table:table-cell office:value-type="float" office:value="1220962">
            <text:p>122096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5_01_PORC</text:p>
          </table:table-cell>
          <table:table-cell office:value-type="string">
            <text:p>H__11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639310">
            <text:p>6393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H__11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57">
            <text:p>957</text:p>
          </table:table-cell>
          <table:table-cell office:value-type="float" office:value="1168147">
            <text:p>116814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1_PORC</text:p>
          </table:table-cell>
          <table:table-cell office:value-type="string">
            <text:p>H__11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No tiene cadena y mochila en el baño PORC</text:p>
          </table:table-cell>
          <table:table-cell office:value-type="float" office:value="-900">
            <text:p>-900</text:p>
          </table:table-cell>
          <table:table-cell office:value-type="float" office:value="900">
            <text:p>900</text:p>
          </table:table-cell>
          <table:table-cell office:value-type="float" office:value="-61462">
            <text:p>-6146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1_PORC</text:p>
          </table:table-cell>
          <table:table-cell office:value-type="string">
            <text:p>H__14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Gas de red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190170">
            <text:p>19017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5_01_PORC</text:p>
          </table:table-cell>
          <table:table-cell office:value-type="string">
            <text:p>H__14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Gas de red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802036">
            <text:p>80203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1_PORC</text:p>
          </table:table-cell>
          <table:table-cell office:value-type="string">
            <text:p>H__14_04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Gas en garrafa PORC</text:p>
          </table:table-cell>
          <table:table-cell office:value-type="float" office:value="-920">
            <text:p>-920</text:p>
          </table:table-cell>
          <table:table-cell office:value-type="float" office:value="920">
            <text:p>920</text:p>
          </table:table-cell>
          <table:table-cell office:value-type="float" office:value="-177733">
            <text:p>-17773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677193">
            <text:p>67719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599676">
            <text:p>59967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24">
            <text:p>924</text:p>
          </table:table-cell>
          <table:table-cell office:value-type="float" office:value="607404">
            <text:p>60740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571628">
            <text:p>57162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19">
            <text:p>919</text:p>
          </table:table-cell>
          <table:table-cell office:value-type="float" office:value="602590">
            <text:p>60259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536001">
            <text:p>53600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1_PORC</text:p>
          </table:table-cell>
          <table:table-cell office:value-type="string">
            <text:p>H__19B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computadora PORC</text:p>
          </table:table-cell>
          <table:table-cell office:value-type="float" office:value="-906">
            <text:p>-906</text:p>
          </table:table-cell>
          <table:table-cell office:value-type="float" office:value="906">
            <text:p>906</text:p>
          </table:table-cell>
          <table:table-cell office:value-type="float" office:value="-668027">
            <text:p>-66802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1_PORC</text:p>
          </table:table-cell>
          <table:table-cell office:value-type="string">
            <text:p>H__19B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computadora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604578">
            <text:p>-60457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1_PORC</text:p>
          </table:table-cell>
          <table:table-cell office:value-type="string">
            <text:p>H__19D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802846">
            <text:p>80284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5_01_PORC</text:p>
          </table:table-cell>
          <table:table-cell office:value-type="string">
            <text:p>H__19D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690359">
            <text:p>69035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5_01_PORC</text:p>
          </table:table-cell>
          <table:table-cell office:value-type="string">
            <text:p>H__19D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teléfono de línea PORC</text:p>
          </table:table-cell>
          <table:table-cell office:value-type="float" office:value="-912">
            <text:p>-912</text:p>
          </table:table-cell>
          <table:table-cell office:value-type="float" office:value="912">
            <text:p>912</text:p>
          </table:table-cell>
          <table:table-cell office:value-type="float" office:value="-690359">
            <text:p>-6903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P__12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35">
            <text:p>935</text:p>
          </table:table-cell>
          <table:table-cell office:value-type="float" office:value="650556">
            <text:p>6505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5_01_PORC</text:p>
          </table:table-cell>
          <table:table-cell office:value-type="string">
            <text:p>P__12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544303">
            <text:p>544303</text:p>
          </table:table-cell>
        </table:table-row>
      </table:table>
      <table:named-expressions/>
      <table:database-ranges>
        <table:database-range table:name="__Anonymous_Sheet_DB__0" table:target-range-address="Sheet1.A1:Sheet1.I539">
          <table:sort>
            <table:sort-by table:field-number="2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00:11:32</dc:date>
    <dc:creator>junar </dc:creator>
    <meta:document-statistic meta:table-count="1" meta:cell-count="4851" meta:object-count="0"/>
    <meta:generator>LibreOffice/3.5$Linux_X86_64 LibreOffice_project/350m1$Build-2</meta:generator>
  </office:meta>
</office:document-meta>
</file>